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8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37">
      <style:table-cell-properties fo:border="thin solid #000000"/>
    </style:style>
    <style:style style:name="ce10" style:family="table-cell" style:parent-style-name="Default" style:data-style-name="N3">
      <style:table-cell-properties fo:border="thin solid #000000"/>
    </style:style>
    <style:style style:name="ce11" style:family="table-cell" style:parent-style-name="Default" style:data-style-name="N36">
      <style:table-cell-properties fo:border="thin solid #000000"/>
    </style:style>
    <style:style style:name="ce12" style:family="table-cell" style:parent-style-name="Default" style:data-style-name="N0">
      <style:table-cell-properties fo:border="thin solid #000000" fo:background-color="#BFBFBF"/>
    </style:style>
    <style:style style:name="ce13" style:family="table-cell" style:parent-style-name="Default" style:data-style-name="N37">
      <style:table-cell-properties fo:border="thin solid #000000" fo:background-color="#BFBFBF"/>
    </style:style>
    <style:style style:name="ce14" style:family="table-cell" style:parent-style-name="Default" style:data-style-name="N36">
      <style:table-cell-properties fo:border="thin solid #000000" fo:background-color="#BFBFBF"/>
    </style:style>
    <style:style style:name="ce15" style:family="table-cell" style:parent-style-name="Default" style:data-style-name="N37"/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6.00604166666667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óvel_Pessoa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996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5" table:default-cell-style-name="ce1"/>
        <table:table-column table:style-name="co6" table:number-columns-repeated="15361" table:default-cell-style-name="ce1"/>
        <table:table-row table:style-name="ro1">
          <table:table-cell office:value-type="string" table:number-columns-spanned="14" table:number-rows-spanned="1" table:style-name="ce16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7">
            <text:p>SERVIÇO: TELEFONIA MÓVEL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8 a DEZ/2018</text:p>
          </table:table-cell>
          <table:table-cell table:number-columns-repeated="4" table:style-name="ce1"/>
          <table:table-cell office:value-type="float" office:value="2018" table:style-name="ce3">
            <text:p>2018</text:p>
          </table:table-cell>
          <table:table-cell table:number-columns-repeated="16378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4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5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GRUPO ECONÔMICO</text:p>
          </table:table-cell>
          <table:table-cell office:value-type="string" table:style-name="ce6">
            <text:p>VARIÁVEL</text:p>
          </table:table-cell>
          <table:table-cell office:value-type="string" table:style-name="ce7">
            <text:p>2018-01</text:p>
          </table:table-cell>
          <table:table-cell office:value-type="string" table:style-name="ce7">
            <text:p>2018-02</text:p>
          </table:table-cell>
          <table:table-cell office:value-type="string" table:style-name="ce7">
            <text:p>2018-03</text:p>
          </table:table-cell>
          <table:table-cell office:value-type="string" table:style-name="ce7">
            <text:p>2018-04</text:p>
          </table:table-cell>
          <table:table-cell office:value-type="string" table:style-name="ce7">
            <text:p>2018-05</text:p>
          </table:table-cell>
          <table:table-cell office:value-type="string" table:style-name="ce7">
            <text:p>2018-06</text:p>
          </table:table-cell>
          <table:table-cell office:value-type="string" table:style-name="ce7">
            <text:p>2018-07</text:p>
          </table:table-cell>
          <table:table-cell office:value-type="string" table:style-name="ce7">
            <text:p>2018-08</text:p>
          </table:table-cell>
          <table:table-cell office:value-type="string" table:style-name="ce7">
            <text:p>2018-09</text:p>
          </table:table-cell>
          <table:table-cell office:value-type="string" table:style-name="ce7">
            <text:p>2018-10</text:p>
          </table:table-cell>
          <table:table-cell office:value-type="string" table:style-name="ce7">
            <text:p>2018-11</text:p>
          </table:table-cell>
          <table:table-cell office:value-type="string" table:style-name="ce7">
            <text:p>2018-1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100" table:style-name="ce9">
            <text:p>100,000</text:p>
          </table:table-cell>
          <table:table-cell office:value-type="float" office:value="94.822000000000003" table:style-name="ce9">
            <text:p>94,822</text:p>
          </table:table-cell>
          <table:table-cell office:value-type="float" office:value="94.611000000000004" table:style-name="ce9">
            <text:p>94,611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4.140625" table:style-name="ce9">
            <text:p>94,14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9.001200134799106" table:style-name="ce9">
            <text:p>89,001</text:p>
          </table:table-cell>
          <table:table-cell office:value-type="float" office:value="89.908000000000001" table:style-name="ce9">
            <text:p>89,908</text:p>
          </table:table-cell>
          <table:table-cell office:value-type="float" office:value="87.710999999999999" table:style-name="ce9">
            <text:p>87,711</text:p>
          </table:table-cell>
          <table:table-cell office:value-type="float" office:value="88.555000000000007" table:style-name="ce9">
            <text:p>88,555</text:p>
          </table:table-cell>
          <table:table-cell office:value-type="float" office:value="88.502719447052499" table:style-name="ce11">
            <text:p>88,503</text:p>
          </table:table-cell>
          <table:table-cell office:value-type="float" office:value="91.02" table:style-name="ce9">
            <text:p>91,020</text:p>
          </table:table-cell>
          <table:table-cell office:value-type="float" office:value="88.070999999999998" table:style-name="ce9">
            <text:p>88,071</text:p>
          </table:table-cell>
          <table:table-cell office:value-type="float" office:value="87.975999999999999" table:style-name="ce9">
            <text:p>87,976</text:p>
          </table:table-cell>
          <table:table-cell office:value-type="float" office:value="92.051994562641497" table:style-name="ce9">
            <text:p>92,052</text:p>
          </table:table-cell>
          <table:table-cell office:value-type="float" office:value="90.157710225555704" table:style-name="ce9">
            <text:p>90,158</text:p>
          </table:table-cell>
          <table:table-cell office:value-type="float" office:value="91.298000000000002" table:style-name="ce9">
            <text:p>91,298</text:p>
          </table:table-cell>
          <table:table-cell office:value-type="float" office:value="90.443655171424851" table:style-name="ce9">
            <text:p>90,44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0" table:style-name="ce9">
            <text:p>0,000</text:p>
          </table:table-cell>
          <table:table-cell office:value-type="float" office:value="25.638999999999999" table:style-name="ce9">
            <text:p>25,639</text:p>
          </table:table-cell>
          <table:table-cell office:value-type="float" office:value="21.888000000000002" table:style-name="ce9">
            <text:p>21,888</text:p>
          </table:table-cell>
          <table:table-cell office:value-type="float" office:value="28.684999999999999" table:style-name="ce9">
            <text:p>28,685</text:p>
          </table:table-cell>
          <table:table-cell office:value-type="float" office:value="26.956135151335001" table:style-name="ce11">
            <text:p>26,956</text:p>
          </table:table-cell>
          <table:table-cell office:value-type="float" office:value="44.36" table:style-name="ce9">
            <text:p>44,360</text:p>
          </table:table-cell>
          <table:table-cell office:value-type="float" office:value="40.743000000000002" table:style-name="ce9">
            <text:p>40,743</text:p>
          </table:table-cell>
          <table:table-cell office:value-type="float" office:value="36.917999999999999" table:style-name="ce9">
            <text:p>36,918</text:p>
          </table:table-cell>
          <table:table-cell office:value-type="float" office:value="47.847927583965699" table:style-name="ce9">
            <text:p>47,848</text:p>
          </table:table-cell>
          <table:table-cell office:value-type="float" office:value="38.968873191791502" table:style-name="ce9">
            <text:p>38,969</text:p>
          </table:table-cell>
          <table:table-cell office:value-type="float" office:value="40.807000000000002" table:style-name="ce9">
            <text:p>40,807</text:p>
          </table:table-cell>
          <table:table-cell office:value-type="float" office:value="52.418035278009562" table:style-name="ce9">
            <text:p>52,41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7.583468064532298" table:style-name="ce9">
            <text:p>87,583</text:p>
          </table:table-cell>
          <table:table-cell office:value-type="float" office:value="92.433999999999997" table:style-name="ce9">
            <text:p>92,434</text:p>
          </table:table-cell>
          <table:table-cell office:value-type="float" office:value="89.870999999999995" table:style-name="ce9">
            <text:p>89,871</text:p>
          </table:table-cell>
          <table:table-cell office:value-type="float" office:value="88.915000000000006" table:style-name="ce9">
            <text:p>88,915</text:p>
          </table:table-cell>
          <table:table-cell office:value-type="float" office:value="88.660105775990303" table:style-name="ce11">
            <text:p>88,660</text:p>
          </table:table-cell>
          <table:table-cell office:value-type="float" office:value="91.545000000000002" table:style-name="ce9">
            <text:p>91,545</text:p>
          </table:table-cell>
          <table:table-cell office:value-type="float" office:value="89.215000000000003" table:style-name="ce9">
            <text:p>89,215</text:p>
          </table:table-cell>
          <table:table-cell office:value-type="float" office:value="88.122" table:style-name="ce9">
            <text:p>88,122</text:p>
          </table:table-cell>
          <table:table-cell office:value-type="float" office:value="90.622562944798801" table:style-name="ce9">
            <text:p>90,623</text:p>
          </table:table-cell>
          <table:table-cell office:value-type="float" office:value="76.422383289181994" table:style-name="ce9">
            <text:p>76,422</text:p>
          </table:table-cell>
          <table:table-cell office:value-type="float" office:value="89.683999999999997" table:style-name="ce9">
            <text:p>89,684</text:p>
          </table:table-cell>
          <table:table-cell office:value-type="float" office:value="85.925884250127339" table:style-name="ce9">
            <text:p>85,92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11">
            <text:p>0,00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66.530938514444301" table:style-name="ce9">
            <text:p>66,531</text:p>
          </table:table-cell>
          <table:table-cell office:value-type="float" office:value="71.626999999999995" table:style-name="ce9">
            <text:p>71,627</text:p>
          </table:table-cell>
          <table:table-cell office:value-type="float" office:value="69.028999999999996" table:style-name="ce9">
            <text:p>69,029</text:p>
          </table:table-cell>
          <table:table-cell office:value-type="float" office:value="66.433999999999997" table:style-name="ce9">
            <text:p>66,434</text:p>
          </table:table-cell>
          <table:table-cell office:value-type="float" office:value="69.685930078768607" table:style-name="ce11">
            <text:p>69,686</text:p>
          </table:table-cell>
          <table:table-cell office:value-type="float" office:value="73.644999999999996" table:style-name="ce9">
            <text:p>73,645</text:p>
          </table:table-cell>
          <table:table-cell office:value-type="float" office:value="68.664000000000001" table:style-name="ce9">
            <text:p>68,664</text:p>
          </table:table-cell>
          <table:table-cell office:value-type="float" office:value="67.477000000000004" table:style-name="ce9">
            <text:p>67,477</text:p>
          </table:table-cell>
          <table:table-cell office:value-type="float" office:value="73.992756162575503" table:style-name="ce9">
            <text:p>73,993</text:p>
          </table:table-cell>
          <table:table-cell office:value-type="float" office:value="65.056561450383398" table:style-name="ce9">
            <text:p>65,057</text:p>
          </table:table-cell>
          <table:table-cell office:value-type="float" office:value="65.528000000000006" table:style-name="ce9">
            <text:p>65,528</text:p>
          </table:table-cell>
          <table:table-cell office:value-type="float" office:value="67.25693945738648" table:style-name="ce9">
            <text:p>67,25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93.058113488816204" table:style-name="ce9">
            <text:p>93,058</text:p>
          </table:table-cell>
          <table:table-cell office:value-type="float" office:value="94.66" table:style-name="ce9">
            <text:p>94,660</text:p>
          </table:table-cell>
          <table:table-cell office:value-type="float" office:value="90.004999999999995" table:style-name="ce9">
            <text:p>90,005</text:p>
          </table:table-cell>
          <table:table-cell office:value-type="float" office:value="93.481999999999999" table:style-name="ce9">
            <text:p>93,482</text:p>
          </table:table-cell>
          <table:table-cell office:value-type="float" office:value="94.687879262090505" table:style-name="ce11">
            <text:p>94,688</text:p>
          </table:table-cell>
          <table:table-cell office:value-type="float" office:value="96.307000000000002" table:style-name="ce9">
            <text:p>96,307</text:p>
          </table:table-cell>
          <table:table-cell office:value-type="float" office:value="95.506" table:style-name="ce9">
            <text:p>95,506</text:p>
          </table:table-cell>
          <table:table-cell office:value-type="float" office:value="95.007999999999996" table:style-name="ce9">
            <text:p>95,008</text:p>
          </table:table-cell>
          <table:table-cell office:value-type="float" office:value="90.750954419305998" table:style-name="ce9">
            <text:p>90,751</text:p>
          </table:table-cell>
          <table:table-cell office:value-type="float" office:value="94.3113592853732" table:style-name="ce9">
            <text:p>94,311</text:p>
          </table:table-cell>
          <table:table-cell office:value-type="float" office:value="96.063999999999993" table:style-name="ce9">
            <text:p>96,064</text:p>
          </table:table-cell>
          <table:table-cell office:value-type="float" office:value="96.694251826575993" table:style-name="ce9">
            <text:p>96,694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Índice de Reclamações</text:p>
          </table:table-cell>
          <table:table-cell office:value-type="float" office:value="0.13746481282638301" table:style-name="ce9">
            <text:p>0,137</text:p>
          </table:table-cell>
          <table:table-cell office:value-type="float" office:value="0.129" table:style-name="ce9">
            <text:p>0,129</text:p>
          </table:table-cell>
          <table:table-cell office:value-type="float" office:value="0.128" table:style-name="ce9">
            <text:p>0,128</text:p>
          </table:table-cell>
          <table:table-cell office:value-type="float" office:value="0.14199999999999999" table:style-name="ce9">
            <text:p>0,142</text:p>
          </table:table-cell>
          <table:table-cell office:value-type="float" office:value="0.150065396519245" table:style-name="ce11">
            <text:p>0,150</text:p>
          </table:table-cell>
          <table:table-cell office:value-type="float" office:value="0.152" table:style-name="ce9">
            <text:p>0,152</text:p>
          </table:table-cell>
          <table:table-cell office:value-type="float" office:value="0.14899999999999999" table:style-name="ce9">
            <text:p>0,149</text:p>
          </table:table-cell>
          <table:table-cell office:value-type="float" office:value="0.154" table:style-name="ce9">
            <text:p>0,154</text:p>
          </table:table-cell>
          <table:table-cell office:value-type="float" office:value="0.10233732242148701" table:style-name="ce9">
            <text:p>0,102</text:p>
          </table:table-cell>
          <table:table-cell office:value-type="float" office:value="0.10311260516710399" table:style-name="ce9">
            <text:p>0,103</text:p>
          </table:table-cell>
          <table:table-cell office:value-type="float" office:value="0.151" table:style-name="ce9">
            <text:p>0,151</text:p>
          </table:table-cell>
          <table:table-cell office:value-type="float" office:value="0.12404523929877227" table:style-name="ce9">
            <text:p>0,12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Índice de Reclamações</text:p>
          </table:table-cell>
          <table:table-cell office:value-type="float" office:value="0.41997599730401802" table:style-name="ce9">
            <text:p>0,420</text:p>
          </table:table-cell>
          <table:table-cell office:value-type="float" office:value="0.40200000000000002" table:style-name="ce9">
            <text:p>0,402</text:p>
          </table:table-cell>
          <table:table-cell office:value-type="float" office:value="0.44600000000000001" table:style-name="ce9">
            <text:p>0,446</text:p>
          </table:table-cell>
          <table:table-cell office:value-type="float" office:value="0.42899999999999999" table:style-name="ce9">
            <text:p>0,429</text:p>
          </table:table-cell>
          <table:table-cell office:value-type="float" office:value="0.42994561105895102" table:style-name="ce11">
            <text:p>0,430</text:p>
          </table:table-cell>
          <table:table-cell office:value-type="float" office:value="0.38" table:style-name="ce9">
            <text:p>0,380</text:p>
          </table:table-cell>
          <table:table-cell office:value-type="float" office:value="0.439" table:style-name="ce9">
            <text:p>0,439</text:p>
          </table:table-cell>
          <table:table-cell office:value-type="float" office:value="0.44" table:style-name="ce9">
            <text:p>0,440</text:p>
          </table:table-cell>
          <table:table-cell office:value-type="float" office:value="0.35896010874716999" table:style-name="ce9">
            <text:p>0,359</text:p>
          </table:table-cell>
          <table:table-cell office:value-type="float" office:value="0.39684579548888599" table:style-name="ce9">
            <text:p>0,397</text:p>
          </table:table-cell>
          <table:table-cell office:value-type="float" office:value="0.374" table:style-name="ce9">
            <text:p>0,374</text:p>
          </table:table-cell>
          <table:table-cell office:value-type="float" office:value="0.39112689657150312" table:style-name="ce9">
            <text:p>0,39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Índice de Reclamações</text:p>
          </table:table-cell>
          <table:table-cell office:value-type="float" office:value="2.0582066245411399" table:style-name="ce9">
            <text:p>2,058</text:p>
          </table:table-cell>
          <table:table-cell office:value-type="float" office:value="1.5880000000000001" table:style-name="ce9">
            <text:p>1,588</text:p>
          </table:table-cell>
          <table:table-cell office:value-type="float" office:value="1.7070000000000001" table:style-name="ce9">
            <text:p>1,707</text:p>
          </table:table-cell>
          <table:table-cell office:value-type="float" office:value="1.6259999999999999" table:style-name="ce9">
            <text:p>1,626</text:p>
          </table:table-cell>
          <table:table-cell office:value-type="float" office:value="1.5598255337231499" table:style-name="ce11">
            <text:p>1,560</text:p>
          </table:table-cell>
          <table:table-cell office:value-type="float" office:value="1.3129999999999999" table:style-name="ce9">
            <text:p>1,313</text:p>
          </table:table-cell>
          <table:table-cell office:value-type="float" office:value="1.385" table:style-name="ce9">
            <text:p>1,385</text:p>
          </table:table-cell>
          <table:table-cell office:value-type="float" office:value="1.462" table:style-name="ce9">
            <text:p>1,462</text:p>
          </table:table-cell>
          <table:table-cell office:value-type="float" office:value="1.24304144832069" table:style-name="ce9">
            <text:p>1,243</text:p>
          </table:table-cell>
          <table:table-cell office:value-type="float" office:value="1.3004739313108" table:style-name="ce9">
            <text:p>1,300</text:p>
          </table:table-cell>
          <table:table-cell office:value-type="float" office:value="1.222" table:style-name="ce9">
            <text:p>1,222</text:p>
          </table:table-cell>
          <table:table-cell office:value-type="float" office:value="1.0158405072840277" table:style-name="ce9">
            <text:p>1,01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Índice de Reclamações</text:p>
          </table:table-cell>
          <table:table-cell office:value-type="float" office:value="0.44833063870935402" table:style-name="ce9">
            <text:p>0,448</text:p>
          </table:table-cell>
          <table:table-cell office:value-type="float" office:value="0.35099999999999998" table:style-name="ce9">
            <text:p>0,351</text:p>
          </table:table-cell>
          <table:table-cell office:value-type="float" office:value="0.40300000000000002" table:style-name="ce9">
            <text:p>0,403</text:p>
          </table:table-cell>
          <table:table-cell office:value-type="float" office:value="0.42199999999999999" table:style-name="ce9">
            <text:p>0,422</text:p>
          </table:table-cell>
          <table:table-cell office:value-type="float" office:value="0.42679788448019401" table:style-name="ce11">
            <text:p>0,427</text:p>
          </table:table-cell>
          <table:table-cell office:value-type="float" office:value="0.36899999999999999" table:style-name="ce9">
            <text:p>0,369</text:p>
          </table:table-cell>
          <table:table-cell office:value-type="float" office:value="0.41599999999999998" table:style-name="ce9">
            <text:p>0,416</text:p>
          </table:table-cell>
          <table:table-cell office:value-type="float" office:value="0.438" table:style-name="ce9">
            <text:p>0,438</text:p>
          </table:table-cell>
          <table:table-cell office:value-type="float" office:value="0.38754874110402399" table:style-name="ce9">
            <text:p>0,388</text:p>
          </table:table-cell>
          <table:table-cell office:value-type="float" office:value="0.45640328331644398" table:style-name="ce9">
            <text:p>0,456</text:p>
          </table:table-cell>
          <table:table-cell office:value-type="float" office:value="0.40600000000000003" table:style-name="ce9">
            <text:p>0,406</text:p>
          </table:table-cell>
          <table:table-cell office:value-type="float" office:value="0.37392098215234149" table:style-name="ce9">
            <text:p>0,37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Índice de Reclamações</text:p>
          </table:table-cell>
          <table:table-cell office:value-type="float" office:value="0.42713012740260697" table:style-name="ce9">
            <text:p>0,427</text:p>
          </table:table-cell>
          <table:table-cell office:value-type="float" office:value="0.56299999999999994" table:style-name="ce9">
            <text:p>0,563</text:p>
          </table:table-cell>
          <table:table-cell office:value-type="float" office:value="0.67200000000000004" table:style-name="ce9">
            <text:p>0,672</text:p>
          </table:table-cell>
          <table:table-cell office:value-type="float" office:value="1.081" table:style-name="ce9">
            <text:p>1,081</text:p>
          </table:table-cell>
          <table:table-cell office:value-type="float" office:value="0.72498791686805197" table:style-name="ce11">
            <text:p>0,725</text:p>
          </table:table-cell>
          <table:table-cell office:value-type="float" office:value="0.80600000000000005" table:style-name="ce9">
            <text:p>0,806</text:p>
          </table:table-cell>
          <table:table-cell office:value-type="float" office:value="6.0999999999999999E-2" table:style-name="ce9">
            <text:p>0,061</text:p>
          </table:table-cell>
          <table:table-cell office:value-type="float" office:value="4.5999999999999999E-2" table:style-name="ce9">
            <text:p>0,046</text:p>
          </table:table-cell>
          <table:table-cell office:value-type="float" office:value="1.4644938148505899" table:style-name="ce9">
            <text:p>1,464</text:p>
          </table:table-cell>
          <table:table-cell office:value-type="float" office:value="0.596284207883505" table:style-name="ce9">
            <text:p>0,596</text:p>
          </table:table-cell>
          <table:table-cell office:value-type="float" office:value="4.8000000000000001E-2" table:style-name="ce9">
            <text:p>0,048</text:p>
          </table:table-cell>
          <table:table-cell office:value-type="float" office:value="6.4324193937444721E-2" table:style-name="ce9">
            <text:p>0,06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Índice de Reclamações</text:p>
          </table:table-cell>
          <table:table-cell office:value-type="float" office:value="0.86938122971111498" table:style-name="ce9">
            <text:p>0,869</text:p>
          </table:table-cell>
          <table:table-cell office:value-type="float" office:value="0.76700000000000002" table:style-name="ce9">
            <text:p>0,767</text:p>
          </table:table-cell>
          <table:table-cell office:value-type="float" office:value="0.81899999999999995" table:style-name="ce9">
            <text:p>0,819</text:p>
          </table:table-cell>
          <table:table-cell office:value-type="float" office:value="0.871" table:style-name="ce9">
            <text:p>0,871</text:p>
          </table:table-cell>
          <table:table-cell office:value-type="float" office:value="0.80628139842462798" table:style-name="ce11">
            <text:p>0,806</text:p>
          </table:table-cell>
          <table:table-cell office:value-type="float" office:value="0.72699999999999998" table:style-name="ce9">
            <text:p>0,727</text:p>
          </table:table-cell>
          <table:table-cell office:value-type="float" office:value="0.82699999999999996" table:style-name="ce9">
            <text:p>0,827</text:p>
          </table:table-cell>
          <table:table-cell office:value-type="float" office:value="0.85" table:style-name="ce9">
            <text:p>0,850</text:p>
          </table:table-cell>
          <table:table-cell office:value-type="float" office:value="0.72014487674849004" table:style-name="ce9">
            <text:p>0,720</text:p>
          </table:table-cell>
          <table:table-cell office:value-type="float" office:value="0.89886877099233098" table:style-name="ce9">
            <text:p>0,899</text:p>
          </table:table-cell>
          <table:table-cell office:value-type="float" office:value="0.88900000000000001" table:style-name="ce9">
            <text:p>0,889</text:p>
          </table:table-cell>
          <table:table-cell office:value-type="float" office:value="0.85486121085227051" table:style-name="ce9">
            <text:p>0,85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Índice de Reclamações</text:p>
          </table:table-cell>
          <table:table-cell office:value-type="float" office:value="0.33883773022367603" table:style-name="ce9">
            <text:p>0,339</text:p>
          </table:table-cell>
          <table:table-cell office:value-type="float" office:value="0.307" table:style-name="ce9">
            <text:p>0,307</text:p>
          </table:table-cell>
          <table:table-cell office:value-type="float" office:value="0.4" table:style-name="ce9">
            <text:p>0,400</text:p>
          </table:table-cell>
          <table:table-cell office:value-type="float" office:value="0.33" table:style-name="ce9">
            <text:p>0,330</text:p>
          </table:table-cell>
          <table:table-cell office:value-type="float" office:value="0.30624241475818997" table:style-name="ce11">
            <text:p>0,306</text:p>
          </table:table-cell>
          <table:table-cell office:value-type="float" office:value="0.27400000000000002" table:style-name="ce9">
            <text:p>0,274</text:p>
          </table:table-cell>
          <table:table-cell office:value-type="float" office:value="0.28999999999999998" table:style-name="ce9">
            <text:p>0,290</text:p>
          </table:table-cell>
          <table:table-cell office:value-type="float" office:value="0.3" table:style-name="ce9">
            <text:p>0,300</text:p>
          </table:table-cell>
          <table:table-cell office:value-type="float" office:value="0.26292334050163302" table:style-name="ce9">
            <text:p>0,263</text:p>
          </table:table-cell>
          <table:table-cell office:value-type="float" office:value="0.31377281429253701" table:style-name="ce9">
            <text:p>0,314</text:p>
          </table:table-cell>
          <table:table-cell office:value-type="float" office:value="0.27900000000000003" table:style-name="ce9">
            <text:p>0,279</text:p>
          </table:table-cell>
          <table:table-cell office:value-type="float" office:value="0.26611496346848029" table:style-name="ce9">
            <text:p>0,266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309426" table:style-name="ce10">
            <text:p>1.309.426</text:p>
          </table:table-cell>
          <table:table-cell office:value-type="float" office:value="1307059" table:style-name="ce10">
            <text:p>1.307.059</text:p>
          </table:table-cell>
          <table:table-cell office:value-type="float" office:value="1304383" table:style-name="ce10">
            <text:p>1.304.383</text:p>
          </table:table-cell>
          <table:table-cell office:value-type="float" office:value="1313642" table:style-name="ce10">
            <text:p>1.313.642</text:p>
          </table:table-cell>
          <table:table-cell office:value-type="float" office:value="1312761" table:style-name="ce10">
            <text:p>1.312.761</text:p>
          </table:table-cell>
          <table:table-cell office:value-type="float" office:value="1301389" table:style-name="ce10">
            <text:p>1.301.389</text:p>
          </table:table-cell>
          <table:table-cell office:value-type="float" office:value="1289852" table:style-name="ce10">
            <text:p>1.289.852</text:p>
          </table:table-cell>
          <table:table-cell office:value-type="float" office:value="1289852" table:style-name="ce10">
            <text:p>1.289.852</text:p>
          </table:table-cell>
          <table:table-cell office:value-type="float" office:value="1289852" table:style-name="ce10">
            <text:p>1.289.852</text:p>
          </table:table-cell>
          <table:table-cell office:value-type="float" office:value="1289852" table:style-name="ce10">
            <text:p>1.289.852</text:p>
          </table:table-cell>
          <table:table-cell office:value-type="float" office:value="1289852" table:style-name="ce10">
            <text:p>1.289.852</text:p>
          </table:table-cell>
          <table:table-cell office:value-type="float" office:value="1289852" table:style-name="ce10">
            <text:p>1.289.85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59003372" table:style-name="ce10">
            <text:p>59.003.372</text:p>
          </table:table-cell>
          <table:table-cell office:value-type="float" office:value="58726546" table:style-name="ce10">
            <text:p>58.726.546</text:p>
          </table:table-cell>
          <table:table-cell office:value-type="float" office:value="58808972" table:style-name="ce10">
            <text:p>58.808.972</text:p>
          </table:table-cell>
          <table:table-cell office:value-type="float" office:value="58991787" table:style-name="ce10">
            <text:p>58.991.787</text:p>
          </table:table-cell>
          <table:table-cell office:value-type="float" office:value="59056307" table:style-name="ce10">
            <text:p>59.056.307</text:p>
          </table:table-cell>
          <table:table-cell office:value-type="float" office:value="59003942" table:style-name="ce10">
            <text:p>59.003.942</text:p>
          </table:table-cell>
          <table:table-cell office:value-type="float" office:value="58798564" table:style-name="ce10">
            <text:p>58.798.564</text:p>
          </table:table-cell>
          <table:table-cell office:value-type="float" office:value="58796074" table:style-name="ce10">
            <text:p>58.796.074</text:p>
          </table:table-cell>
          <table:table-cell office:value-type="float" office:value="58953626" table:style-name="ce10">
            <text:p>58.953.626</text:p>
          </table:table-cell>
          <table:table-cell office:value-type="float" office:value="58924651" table:style-name="ce10">
            <text:p>58.924.651</text:p>
          </table:table-cell>
          <table:table-cell office:value-type="float" office:value="58873132" table:style-name="ce10">
            <text:p>58.873.132</text:p>
          </table:table-cell>
          <table:table-cell office:value-type="float" office:value="56416473" table:style-name="ce10">
            <text:p>56.416.47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3030308" table:style-name="ce10">
            <text:p>3.030.308</text:p>
          </table:table-cell>
          <table:table-cell office:value-type="float" office:value="3091916" table:style-name="ce10">
            <text:p>3.091.916</text:p>
          </table:table-cell>
          <table:table-cell office:value-type="float" office:value="3115020" table:style-name="ce10">
            <text:p>3.115.020</text:p>
          </table:table-cell>
          <table:table-cell office:value-type="float" office:value="3103968" table:style-name="ce10">
            <text:p>3.103.968</text:p>
          </table:table-cell>
          <table:table-cell office:value-type="float" office:value="3108681" table:style-name="ce10">
            <text:p>3.108.681</text:p>
          </table:table-cell>
          <table:table-cell office:value-type="float" office:value="3140610" table:style-name="ce10">
            <text:p>3.140.610</text:p>
          </table:table-cell>
          <table:table-cell office:value-type="float" office:value="3140473" table:style-name="ce10">
            <text:p>3.140.473</text:p>
          </table:table-cell>
          <table:table-cell office:value-type="float" office:value="3156729" table:style-name="ce10">
            <text:p>3.156.729</text:p>
          </table:table-cell>
          <table:table-cell office:value-type="float" office:value="3184930" table:style-name="ce10">
            <text:p>3.184.930</text:p>
          </table:table-cell>
          <table:table-cell office:value-type="float" office:value="3242664" table:style-name="ce10">
            <text:p>3.242.664</text:p>
          </table:table-cell>
          <table:table-cell office:value-type="float" office:value="3276717" table:style-name="ce10">
            <text:p>3.276.717</text:p>
          </table:table-cell>
          <table:table-cell office:value-type="float" office:value="3300715" table:style-name="ce10">
            <text:p>3.300.71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38935550" table:style-name="ce10">
            <text:p>38.935.550</text:p>
          </table:table-cell>
          <table:table-cell office:value-type="float" office:value="38900114" table:style-name="ce10">
            <text:p>38.900.114</text:p>
          </table:table-cell>
          <table:table-cell office:value-type="float" office:value="38782463" table:style-name="ce10">
            <text:p>38.782.463</text:p>
          </table:table-cell>
          <table:table-cell office:value-type="float" office:value="38825485" table:style-name="ce10">
            <text:p>38.825.485</text:p>
          </table:table-cell>
          <table:table-cell office:value-type="float" office:value="38863829" table:style-name="ce10">
            <text:p>38.863.829</text:p>
          </table:table-cell>
          <table:table-cell office:value-type="float" office:value="38861235" table:style-name="ce10">
            <text:p>38.861.235</text:p>
          </table:table-cell>
          <table:table-cell office:value-type="float" office:value="38835989" table:style-name="ce10">
            <text:p>38.835.989</text:p>
          </table:table-cell>
          <table:table-cell office:value-type="float" office:value="38844216" table:style-name="ce10">
            <text:p>38.844.216</text:p>
          </table:table-cell>
          <table:table-cell office:value-type="float" office:value="38906074" table:style-name="ce10">
            <text:p>38.906.074</text:p>
          </table:table-cell>
          <table:table-cell office:value-type="float" office:value="38174572" table:style-name="ce10">
            <text:p>38.174.572</text:p>
          </table:table-cell>
          <table:table-cell office:value-type="float" office:value="37411881" table:style-name="ce10">
            <text:p>37.411.881</text:p>
          </table:table-cell>
          <table:table-cell office:value-type="float" office:value="37703153" table:style-name="ce10">
            <text:p>37.703.15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67895" table:style-name="ce10">
            <text:p>67.895</text:p>
          </table:table-cell>
          <table:table-cell office:value-type="float" office:value="67485" table:style-name="ce10">
            <text:p>67.485</text:p>
          </table:table-cell>
          <table:table-cell office:value-type="float" office:value="66916" table:style-name="ce10">
            <text:p>66.916</text:p>
          </table:table-cell>
          <table:table-cell office:value-type="float" office:value="66587" table:style-name="ce10">
            <text:p>66.587</text:p>
          </table:table-cell>
          <table:table-cell office:value-type="float" office:value="66208" table:style-name="ce10">
            <text:p>66.208</text:p>
          </table:table-cell>
          <table:table-cell office:value-type="float" office:value="65765" table:style-name="ce10">
            <text:p>65.765</text:p>
          </table:table-cell>
          <table:table-cell office:value-type="float" office:value="65251" table:style-name="ce10">
            <text:p>65.251</text:p>
          </table:table-cell>
          <table:table-cell office:value-type="float" office:value="64535" table:style-name="ce10">
            <text:p>64.535</text:p>
          </table:table-cell>
          <table:table-cell office:value-type="float" office:value="64186" table:style-name="ce10">
            <text:p>64.186</text:p>
          </table:table-cell>
          <table:table-cell office:value-type="float" office:value="63728" table:style-name="ce10">
            <text:p>63.728</text:p>
          </table:table-cell>
          <table:table-cell office:value-type="float" office:value="62974" table:style-name="ce10">
            <text:p>62.974</text:p>
          </table:table-cell>
          <table:table-cell office:value-type="float" office:value="62185" table:style-name="ce10">
            <text:p>62.18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58425462" table:style-name="ce10">
            <text:p>58.425.462</text:p>
          </table:table-cell>
          <table:table-cell office:value-type="float" office:value="58006380" table:style-name="ce10">
            <text:p>58.006.380</text:p>
          </table:table-cell>
          <table:table-cell office:value-type="float" office:value="57894072" table:style-name="ce10">
            <text:p>57.894.072</text:p>
          </table:table-cell>
          <table:table-cell office:value-type="float" office:value="57543505" table:style-name="ce10">
            <text:p>57.543.505</text:p>
          </table:table-cell>
          <table:table-cell office:value-type="float" office:value="57105373" table:style-name="ce10">
            <text:p>57.105.373</text:p>
          </table:table-cell>
          <table:table-cell office:value-type="float" office:value="56553780" table:style-name="ce10">
            <text:p>56.553.780</text:p>
          </table:table-cell>
          <table:table-cell office:value-type="float" office:value="56236296" table:style-name="ce10">
            <text:p>56.236.296</text:p>
          </table:table-cell>
          <table:table-cell office:value-type="float" office:value="56170926" table:style-name="ce10">
            <text:p>56.170.926</text:p>
          </table:table-cell>
          <table:table-cell office:value-type="float" office:value="56241461" table:style-name="ce10">
            <text:p>56.241.461</text:p>
          </table:table-cell>
          <table:table-cell office:value-type="float" office:value="56404229" table:style-name="ce10">
            <text:p>56.404.229</text:p>
          </table:table-cell>
          <table:table-cell office:value-type="float" office:value="56016292" table:style-name="ce10">
            <text:p>56.016.292</text:p>
          </table:table-cell>
          <table:table-cell office:value-type="float" office:value="55922528" table:style-name="ce10">
            <text:p>55.922.52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74873598" table:style-name="ce10">
            <text:p>74.873.598</text:p>
          </table:table-cell>
          <table:table-cell office:value-type="float" office:value="74896701" table:style-name="ce10">
            <text:p>74.896.701</text:p>
          </table:table-cell>
          <table:table-cell office:value-type="float" office:value="75098239" table:style-name="ce10">
            <text:p>75.098.239</text:p>
          </table:table-cell>
          <table:table-cell office:value-type="float" office:value="75076503" table:style-name="ce10">
            <text:p>75.076.503</text:p>
          </table:table-cell>
          <table:table-cell office:value-type="float" office:value="75103901" table:style-name="ce10">
            <text:p>75.103.901</text:p>
          </table:table-cell>
          <table:table-cell office:value-type="float" office:value="75262496" table:style-name="ce10">
            <text:p>75.262.496</text:p>
          </table:table-cell>
          <table:table-cell office:value-type="float" office:value="75396764" table:style-name="ce10">
            <text:p>75.396.764</text:p>
          </table:table-cell>
          <table:table-cell office:value-type="float" office:value="74957177" table:style-name="ce10">
            <text:p>74.957.177</text:p>
          </table:table-cell>
          <table:table-cell office:value-type="float" office:value="74432342" table:style-name="ce10">
            <text:p>74.432.342</text:p>
          </table:table-cell>
          <table:table-cell office:value-type="float" office:value="73996213" table:style-name="ce10">
            <text:p>73.996.213</text:p>
          </table:table-cell>
          <table:table-cell office:value-type="float" office:value="73605812" table:style-name="ce10">
            <text:p>73.605.812</text:p>
          </table:table-cell>
          <table:table-cell office:value-type="float" office:value="73160110" table:style-name="ce10">
            <text:p>73.160.110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abertas</text:p>
          </table:table-cell>
          <table:table-cell office:value-type="float" office:value="12" table:style-name="ce10">
            <text:p>12</text:p>
          </table:table-cell>
          <table:table-cell office:value-type="float" office:value="14" table:style-name="ce10">
            <text:p>14</text:p>
          </table:table-cell>
          <table:table-cell office:value-type="float" office:value="13" table:style-name="ce10">
            <text:p>13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14" table:style-name="ce10">
            <text:p>14</text:p>
          </table:table-cell>
          <table:table-cell office:value-type="float" office:value="15" table:style-name="ce10">
            <text:p>15</text:p>
          </table:table-cell>
          <table:table-cell office:value-type="float" office:value="12" table:style-name="ce10">
            <text:p>12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float" office:value="12" table:style-name="ce10">
            <text:p>12</text:p>
          </table:table-cell>
          <table:table-cell office:value-type="float" office:value="15" table:style-name="ce10">
            <text:p>1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abertas</text:p>
          </table:table-cell>
          <table:table-cell office:value-type="float" office:value="1895" table:style-name="ce10">
            <text:p>1.895</text:p>
          </table:table-cell>
          <table:table-cell office:value-type="float" office:value="1646" table:style-name="ce10">
            <text:p>1.646</text:p>
          </table:table-cell>
          <table:table-cell office:value-type="float" office:value="1998" table:style-name="ce10">
            <text:p>1.998</text:p>
          </table:table-cell>
          <table:table-cell office:value-type="float" office:value="1819" table:style-name="ce10">
            <text:p>1.819</text:p>
          </table:table-cell>
          <table:table-cell office:value-type="float" office:value="1764" table:style-name="ce10">
            <text:p>1.764</text:p>
          </table:table-cell>
          <table:table-cell office:value-type="float" office:value="1395" table:style-name="ce10">
            <text:p>1.395</text:p>
          </table:table-cell>
          <table:table-cell office:value-type="float" office:value="1584" table:style-name="ce10">
            <text:p>1.584</text:p>
          </table:table-cell>
          <table:table-cell office:value-type="float" office:value="1521" table:style-name="ce10">
            <text:p>1.521</text:p>
          </table:table-cell>
          <table:table-cell office:value-type="float" office:value="1215" table:style-name="ce10">
            <text:p>1.215</text:p>
          </table:table-cell>
          <table:table-cell office:value-type="float" office:value="1241" table:style-name="ce10">
            <text:p>1.241</text:p>
          </table:table-cell>
          <table:table-cell office:value-type="float" office:value="1254" table:style-name="ce10">
            <text:p>1.254</text:p>
          </table:table-cell>
          <table:table-cell office:value-type="float" office:value="1276" table:style-name="ce10">
            <text:p>1.27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reabertas</text:p>
          </table:table-cell>
          <table:table-cell office:value-type="float" office:value="556" table:style-name="ce10">
            <text:p>556</text:p>
          </table:table-cell>
          <table:table-cell office:value-type="float" office:value="368" table:style-name="ce10">
            <text:p>368</text:p>
          </table:table-cell>
          <table:table-cell office:value-type="float" office:value="352" table:style-name="ce10">
            <text:p>352</text:p>
          </table:table-cell>
          <table:table-cell office:value-type="float" office:value="351" table:style-name="ce10">
            <text:p>351</text:p>
          </table:table-cell>
          <table:table-cell office:value-type="float" office:value="317" table:style-name="ce10">
            <text:p>317</text:p>
          </table:table-cell>
          <table:table-cell office:value-type="float" office:value="255" table:style-name="ce10">
            <text:p>255</text:p>
          </table:table-cell>
          <table:table-cell office:value-type="float" office:value="314" table:style-name="ce10">
            <text:p>314</text:p>
          </table:table-cell>
          <table:table-cell office:value-type="float" office:value="303" table:style-name="ce10">
            <text:p>303</text:p>
          </table:table-cell>
          <table:table-cell office:value-type="float" office:value="214" table:style-name="ce10">
            <text:p>214</text:p>
          </table:table-cell>
          <table:table-cell office:value-type="float" office:value="288" table:style-name="ce10">
            <text:p>288</text:p>
          </table:table-cell>
          <table:table-cell office:value-type="float" office:value="205" table:style-name="ce10">
            <text:p>205</text:p>
          </table:table-cell>
          <table:table-cell office:value-type="float" office:value="219" table:style-name="ce10">
            <text:p>21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abertas</text:p>
          </table:table-cell>
          <table:table-cell office:value-type="float" office:value="1165" table:style-name="ce10">
            <text:p>1.165</text:p>
          </table:table-cell>
          <table:table-cell office:value-type="float" office:value="928" table:style-name="ce10">
            <text:p>928</text:p>
          </table:table-cell>
          <table:table-cell office:value-type="float" office:value="1121" table:style-name="ce10">
            <text:p>1.121</text:p>
          </table:table-cell>
          <table:table-cell office:value-type="float" office:value="1116" table:style-name="ce10">
            <text:p>1.116</text:p>
          </table:table-cell>
          <table:table-cell office:value-type="float" office:value="1209" table:style-name="ce10">
            <text:p>1.209</text:p>
          </table:table-cell>
          <table:table-cell office:value-type="float" office:value="874" table:style-name="ce10">
            <text:p>874</text:p>
          </table:table-cell>
          <table:table-cell office:value-type="float" office:value="1004" table:style-name="ce10">
            <text:p>1.004</text:p>
          </table:table-cell>
          <table:table-cell office:value-type="float" office:value="1145" table:style-name="ce10">
            <text:p>1.145</text:p>
          </table:table-cell>
          <table:table-cell office:value-type="float" office:value="1056" table:style-name="ce10">
            <text:p>1.056</text:p>
          </table:table-cell>
          <table:table-cell office:value-type="float" office:value="1467" table:style-name="ce10">
            <text:p>1.467</text:p>
          </table:table-cell>
          <table:table-cell office:value-type="float" office:value="1147" table:style-name="ce10">
            <text:p>1.147</text:p>
          </table:table-cell>
          <table:table-cell office:value-type="float" office:value="1175" table:style-name="ce10">
            <text:p>1.17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abertas</text:p>
          </table:table-cell>
          <table:table-cell office:value-type="float" office:value="20" table:style-name="ce10">
            <text:p>20</text:p>
          </table:table-cell>
          <table:table-cell office:value-type="float" office:value="28" table:style-name="ce10">
            <text:p>28</text:p>
          </table:table-cell>
          <table:table-cell office:value-type="float" office:value="26" table:style-name="ce10">
            <text:p>26</text:p>
          </table:table-cell>
          <table:table-cell office:value-type="float" office:value="51" table:style-name="ce10">
            <text:p>51</text:p>
          </table:table-cell>
          <table:table-cell office:value-type="float" office:value="31" table:style-name="ce10">
            <text:p>31</text:p>
          </table:table-cell>
          <table:table-cell office:value-type="float" office:value="47" table:style-name="ce10">
            <text:p>47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20" table:style-name="ce10">
            <text:p>2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abertas</text:p>
          </table:table-cell>
          <table:table-cell office:value-type="float" office:value="3845" table:style-name="ce10">
            <text:p>3.845</text:p>
          </table:table-cell>
          <table:table-cell office:value-type="float" office:value="2891" table:style-name="ce10">
            <text:p>2.891</text:p>
          </table:table-cell>
          <table:table-cell office:value-type="float" office:value="2977" table:style-name="ce10">
            <text:p>2.977</text:p>
          </table:table-cell>
          <table:table-cell office:value-type="float" office:value="2951" table:style-name="ce10">
            <text:p>2.951</text:p>
          </table:table-cell>
          <table:table-cell office:value-type="float" office:value="2837" table:style-name="ce10">
            <text:p>2.837</text:p>
          </table:table-cell>
          <table:table-cell office:value-type="float" office:value="2501" table:style-name="ce10">
            <text:p>2.501</text:p>
          </table:table-cell>
          <table:table-cell office:value-type="float" office:value="2742" table:style-name="ce10">
            <text:p>2.742</text:p>
          </table:table-cell>
          <table:table-cell office:value-type="float" office:value="2883" table:style-name="ce10">
            <text:p>2.883</text:p>
          </table:table-cell>
          <table:table-cell office:value-type="float" office:value="2533" table:style-name="ce10">
            <text:p>2.533</text:p>
          </table:table-cell>
          <table:table-cell office:value-type="float" office:value="3241" table:style-name="ce10">
            <text:p>3.241</text:p>
          </table:table-cell>
          <table:table-cell office:value-type="float" office:value="3363" table:style-name="ce10">
            <text:p>3.363</text:p>
          </table:table-cell>
          <table:table-cell office:value-type="float" office:value="3410" table:style-name="ce10">
            <text:p>3.41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abertas</text:p>
          </table:table-cell>
          <table:table-cell office:value-type="float" office:value="1473" table:style-name="ce10">
            <text:p>1.473</text:p>
          </table:table-cell>
          <table:table-cell office:value-type="float" office:value="1248" table:style-name="ce10">
            <text:p>1.248</text:p>
          </table:table-cell>
          <table:table-cell office:value-type="float" office:value="1823" table:style-name="ce10">
            <text:p>1.823</text:p>
          </table:table-cell>
          <table:table-cell office:value-type="float" office:value="1542" table:style-name="ce10">
            <text:p>1.542</text:p>
          </table:table-cell>
          <table:table-cell office:value-type="float" office:value="1472" table:style-name="ce10">
            <text:p>1.472</text:p>
          </table:table-cell>
          <table:table-cell office:value-type="float" office:value="1236" table:style-name="ce10">
            <text:p>1.236</text:p>
          </table:table-cell>
          <table:table-cell office:value-type="float" office:value="1344" table:style-name="ce10">
            <text:p>1.344</text:p>
          </table:table-cell>
          <table:table-cell office:value-type="float" office:value="1384" table:style-name="ce10">
            <text:p>1.384</text:p>
          </table:table-cell>
          <table:table-cell office:value-type="float" office:value="1087" table:style-name="ce10">
            <text:p>1.087</text:p>
          </table:table-cell>
          <table:table-cell office:value-type="float" office:value="1459" table:style-name="ce10">
            <text:p>1.459</text:p>
          </table:table-cell>
          <table:table-cell office:value-type="float" office:value="1195" table:style-name="ce10">
            <text:p>1.195</text:p>
          </table:table-cell>
          <table:table-cell office:value-type="float" office:value="1059" table:style-name="ce10">
            <text:p>1.059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</text:p>
          </table:table-cell>
          <table:table-cell office:value-type="float" office:value="180" table:style-name="ce10">
            <text:p>180</text:p>
          </table:table-cell>
          <table:table-cell office:value-type="float" office:value="169" table:style-name="ce10">
            <text:p>169</text:p>
          </table:table-cell>
          <table:table-cell office:value-type="float" office:value="167" table:style-name="ce10">
            <text:p>167</text:p>
          </table:table-cell>
          <table:table-cell office:value-type="float" office:value="187" table:style-name="ce10">
            <text:p>187</text:p>
          </table:table-cell>
          <table:table-cell office:value-type="float" office:value="197" table:style-name="ce10">
            <text:p>197</text:p>
          </table:table-cell>
          <table:table-cell office:value-type="float" office:value="198" table:style-name="ce10">
            <text:p>198</text:p>
          </table:table-cell>
          <table:table-cell office:value-type="float" office:value="192" table:style-name="ce10">
            <text:p>192</text:p>
          </table:table-cell>
          <table:table-cell office:value-type="float" office:value="199" table:style-name="ce10">
            <text:p>199</text:p>
          </table:table-cell>
          <table:table-cell office:value-type="float" office:value="132" table:style-name="ce10">
            <text:p>132</text:p>
          </table:table-cell>
          <table:table-cell office:value-type="float" office:value="133" table:style-name="ce10">
            <text:p>133</text:p>
          </table:table-cell>
          <table:table-cell office:value-type="float" office:value="195" table:style-name="ce10">
            <text:p>195</text:p>
          </table:table-cell>
          <table:table-cell office:value-type="float" office:value="160" table:style-name="ce10">
            <text:p>16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clamações</text:p>
          </table:table-cell>
          <table:table-cell office:value-type="float" office:value="24780" table:style-name="ce10">
            <text:p>24.780</text:p>
          </table:table-cell>
          <table:table-cell office:value-type="float" office:value="23599" table:style-name="ce10">
            <text:p>23.599</text:p>
          </table:table-cell>
          <table:table-cell office:value-type="float" office:value="26216" table:style-name="ce10">
            <text:p>26.216</text:p>
          </table:table-cell>
          <table:table-cell office:value-type="float" office:value="25301" table:style-name="ce10">
            <text:p>25.301</text:p>
          </table:table-cell>
          <table:table-cell office:value-type="float" office:value="25391" table:style-name="ce10">
            <text:p>25.391</text:p>
          </table:table-cell>
          <table:table-cell office:value-type="float" office:value="22398" table:style-name="ce10">
            <text:p>22.398</text:p>
          </table:table-cell>
          <table:table-cell office:value-type="float" office:value="25788" table:style-name="ce10">
            <text:p>25.788</text:p>
          </table:table-cell>
          <table:table-cell office:value-type="float" office:value="25898" table:style-name="ce10">
            <text:p>25.898</text:p>
          </table:table-cell>
          <table:table-cell office:value-type="float" office:value="21162" table:style-name="ce10">
            <text:p>21.162</text:p>
          </table:table-cell>
          <table:table-cell office:value-type="float" office:value="23384" table:style-name="ce10">
            <text:p>23.384</text:p>
          </table:table-cell>
          <table:table-cell office:value-type="float" office:value="22021" table:style-name="ce10">
            <text:p>22.021</text:p>
          </table:table-cell>
          <table:table-cell office:value-type="float" office:value="22066" table:style-name="ce10">
            <text:p>22.06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reclamações</text:p>
          </table:table-cell>
          <table:table-cell office:value-type="float" office:value="6237" table:style-name="ce10">
            <text:p>6.237</text:p>
          </table:table-cell>
          <table:table-cell office:value-type="float" office:value="4909" table:style-name="ce10">
            <text:p>4.909</text:p>
          </table:table-cell>
          <table:table-cell office:value-type="float" office:value="5316" table:style-name="ce10">
            <text:p>5.316</text:p>
          </table:table-cell>
          <table:table-cell office:value-type="float" office:value="5048" table:style-name="ce10">
            <text:p>5.048</text:p>
          </table:table-cell>
          <table:table-cell office:value-type="float" office:value="4849" table:style-name="ce10">
            <text:p>4.849</text:p>
          </table:table-cell>
          <table:table-cell office:value-type="float" office:value="4123" table:style-name="ce10">
            <text:p>4.123</text:p>
          </table:table-cell>
          <table:table-cell office:value-type="float" office:value="4350" table:style-name="ce10">
            <text:p>4.350</text:p>
          </table:table-cell>
          <table:table-cell office:value-type="float" office:value="4614" table:style-name="ce10">
            <text:p>4.614</text:p>
          </table:table-cell>
          <table:table-cell office:value-type="float" office:value="3959" table:style-name="ce10">
            <text:p>3.959</text:p>
          </table:table-cell>
          <table:table-cell office:value-type="float" office:value="4217" table:style-name="ce10">
            <text:p>4.217</text:p>
          </table:table-cell>
          <table:table-cell office:value-type="float" office:value="4003" table:style-name="ce10">
            <text:p>4.003</text:p>
          </table:table-cell>
          <table:table-cell office:value-type="float" office:value="3353" table:style-name="ce10">
            <text:p>3.35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</text:p>
          </table:table-cell>
          <table:table-cell office:value-type="float" office:value="17456" table:style-name="ce10">
            <text:p>17.456</text:p>
          </table:table-cell>
          <table:table-cell office:value-type="float" office:value="13666" table:style-name="ce10">
            <text:p>13.666</text:p>
          </table:table-cell>
          <table:table-cell office:value-type="float" office:value="15613" table:style-name="ce10">
            <text:p>15.613</text:p>
          </table:table-cell>
          <table:table-cell office:value-type="float" office:value="16373" table:style-name="ce10">
            <text:p>16.373</text:p>
          </table:table-cell>
          <table:table-cell office:value-type="float" office:value="16587" table:style-name="ce10">
            <text:p>16.587</text:p>
          </table:table-cell>
          <table:table-cell office:value-type="float" office:value="14344" table:style-name="ce10">
            <text:p>14.344</text:p>
          </table:table-cell>
          <table:table-cell office:value-type="float" office:value="16144" table:style-name="ce10">
            <text:p>16.144</text:p>
          </table:table-cell>
          <table:table-cell office:value-type="float" office:value="16997" table:style-name="ce10">
            <text:p>16.997</text:p>
          </table:table-cell>
          <table:table-cell office:value-type="float" office:value="15078" table:style-name="ce10">
            <text:p>15.078</text:p>
          </table:table-cell>
          <table:table-cell office:value-type="float" office:value="17423" table:style-name="ce10">
            <text:p>17.423</text:p>
          </table:table-cell>
          <table:table-cell office:value-type="float" office:value="15201" table:style-name="ce10">
            <text:p>15.201</text:p>
          </table:table-cell>
          <table:table-cell office:value-type="float" office:value="14098" table:style-name="ce10">
            <text:p>14.09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clamações</text:p>
          </table:table-cell>
          <table:table-cell office:value-type="float" office:value="29" table:style-name="ce10">
            <text:p>29</text:p>
          </table:table-cell>
          <table:table-cell office:value-type="float" office:value="38" table:style-name="ce10">
            <text:p>38</text:p>
          </table:table-cell>
          <table:table-cell office:value-type="float" office:value="45" table:style-name="ce10">
            <text:p>45</text:p>
          </table:table-cell>
          <table:table-cell office:value-type="float" office:value="72" table:style-name="ce10">
            <text:p>72</text:p>
          </table:table-cell>
          <table:table-cell office:value-type="float" office:value="48" table:style-name="ce10">
            <text:p>48</text:p>
          </table:table-cell>
          <table:table-cell office:value-type="float" office:value="53" table:style-name="ce10">
            <text:p>5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94" table:style-name="ce10">
            <text:p>94</text:p>
          </table:table-cell>
          <table:table-cell office:value-type="float" office:value="38" table:style-name="ce10">
            <text:p>38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clamações</text:p>
          </table:table-cell>
          <table:table-cell office:value-type="float" office:value="50794" table:style-name="ce10">
            <text:p>50.794</text:p>
          </table:table-cell>
          <table:table-cell office:value-type="float" office:value="44517" table:style-name="ce10">
            <text:p>44.517</text:p>
          </table:table-cell>
          <table:table-cell office:value-type="float" office:value="47440" table:style-name="ce10">
            <text:p>47.440</text:p>
          </table:table-cell>
          <table:table-cell office:value-type="float" office:value="50139" table:style-name="ce10">
            <text:p>50.139</text:p>
          </table:table-cell>
          <table:table-cell office:value-type="float" office:value="46043" table:style-name="ce10">
            <text:p>46.043</text:p>
          </table:table-cell>
          <table:table-cell office:value-type="float" office:value="41120" table:style-name="ce10">
            <text:p>41.120</text:p>
          </table:table-cell>
          <table:table-cell office:value-type="float" office:value="46492" table:style-name="ce10">
            <text:p>46.492</text:p>
          </table:table-cell>
          <table:table-cell office:value-type="float" office:value="47771" table:style-name="ce10">
            <text:p>47.771</text:p>
          </table:table-cell>
          <table:table-cell office:value-type="float" office:value="40502" table:style-name="ce10">
            <text:p>40.502</text:p>
          </table:table-cell>
          <table:table-cell office:value-type="float" office:value="50700" table:style-name="ce10">
            <text:p>50.700</text:p>
          </table:table-cell>
          <table:table-cell office:value-type="float" office:value="49823" table:style-name="ce10">
            <text:p>49.823</text:p>
          </table:table-cell>
          <table:table-cell office:value-type="float" office:value="47806" table:style-name="ce10">
            <text:p>47.80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</text:p>
          </table:table-cell>
          <table:table-cell office:value-type="float" office:value="25370" table:style-name="ce10">
            <text:p>25.370</text:p>
          </table:table-cell>
          <table:table-cell office:value-type="float" office:value="22979" table:style-name="ce10">
            <text:p>22.979</text:p>
          </table:table-cell>
          <table:table-cell office:value-type="float" office:value="30032" table:style-name="ce10">
            <text:p>30.032</text:p>
          </table:table-cell>
          <table:table-cell office:value-type="float" office:value="24802" table:style-name="ce10">
            <text:p>24.802</text:p>
          </table:table-cell>
          <table:table-cell office:value-type="float" office:value="23000" table:style-name="ce10">
            <text:p>23.000</text:p>
          </table:table-cell>
          <table:table-cell office:value-type="float" office:value="20612" table:style-name="ce10">
            <text:p>20.612</text:p>
          </table:table-cell>
          <table:table-cell office:value-type="float" office:value="21856" table:style-name="ce10">
            <text:p>21.856</text:p>
          </table:table-cell>
          <table:table-cell office:value-type="float" office:value="22475" table:style-name="ce10">
            <text:p>22.475</text:p>
          </table:table-cell>
          <table:table-cell office:value-type="float" office:value="19570" table:style-name="ce10">
            <text:p>19.570</text:p>
          </table:table-cell>
          <table:table-cell office:value-type="float" office:value="23218" table:style-name="ce10">
            <text:p>23.218</text:p>
          </table:table-cell>
          <table:table-cell office:value-type="float" office:value="20516" table:style-name="ce10">
            <text:p>20.516</text:p>
          </table:table-cell>
          <table:table-cell office:value-type="float" office:value="19469" table:style-name="ce10">
            <text:p>19.469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515" table:style-name="ce10">
            <text:p>515</text:p>
          </table:table-cell>
          <table:table-cell office:value-type="float" office:value="522" table:style-name="ce10">
            <text:p>522</text:p>
          </table:table-cell>
          <table:table-cell office:value-type="float" office:value="512" table:style-name="ce10">
            <text:p>512</text:p>
          </table:table-cell>
          <table:table-cell office:value-type="float" office:value="516" table:style-name="ce10">
            <text:p>516</text:p>
          </table:table-cell>
          <table:table-cell office:value-type="float" office:value="523" table:style-name="ce10">
            <text:p>523</text:p>
          </table:table-cell>
          <table:table-cell office:value-type="float" office:value="551" table:style-name="ce10">
            <text:p>551</text:p>
          </table:table-cell>
          <table:table-cell office:value-type="float" office:value="582" table:style-name="ce10">
            <text:p>582</text:p>
          </table:table-cell>
          <table:table-cell office:value-type="float" office:value="587" table:style-name="ce10">
            <text:p>587</text:p>
          </table:table-cell>
          <table:table-cell office:value-type="float" office:value="589" table:style-name="ce10">
            <text:p>589</text:p>
          </table:table-cell>
          <table:table-cell office:value-type="float" office:value="523" table:style-name="ce10">
            <text:p>523</text:p>
          </table:table-cell>
          <table:table-cell office:value-type="float" office:value="464" table:style-name="ce10">
            <text:p>464</text:p>
          </table:table-cell>
          <table:table-cell office:value-type="float" office:value="460" table:style-name="ce10">
            <text:p>46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74159" table:style-name="ce10">
            <text:p>74.159</text:p>
          </table:table-cell>
          <table:table-cell office:value-type="float" office:value="72269" table:style-name="ce10">
            <text:p>72.269</text:p>
          </table:table-cell>
          <table:table-cell office:value-type="float" office:value="70609" table:style-name="ce10">
            <text:p>70.609</text:p>
          </table:table-cell>
          <table:table-cell office:value-type="float" office:value="74588" table:style-name="ce10">
            <text:p>74.588</text:p>
          </table:table-cell>
          <table:table-cell office:value-type="float" office:value="75125" table:style-name="ce10">
            <text:p>75.125</text:p>
          </table:table-cell>
          <table:table-cell office:value-type="float" office:value="76919" table:style-name="ce10">
            <text:p>76.919</text:p>
          </table:table-cell>
          <table:table-cell office:value-type="float" office:value="73088" table:style-name="ce10">
            <text:p>73.088</text:p>
          </table:table-cell>
          <table:table-cell office:value-type="float" office:value="73566" table:style-name="ce10">
            <text:p>73.566</text:p>
          </table:table-cell>
          <table:table-cell office:value-type="float" office:value="74069" table:style-name="ce10">
            <text:p>74.069</text:p>
          </table:table-cell>
          <table:table-cell office:value-type="float" office:value="72840" table:style-name="ce10">
            <text:p>72.840</text:p>
          </table:table-cell>
          <table:table-cell office:value-type="float" office:value="70434" table:style-name="ce10">
            <text:p>70.434</text:p>
          </table:table-cell>
          <table:table-cell office:value-type="float" office:value="66554" table:style-name="ce10">
            <text:p>66.55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8949" table:style-name="ce10">
            <text:p>18.949</text:p>
          </table:table-cell>
          <table:table-cell office:value-type="float" office:value="17483" table:style-name="ce10">
            <text:p>17.483</text:p>
          </table:table-cell>
          <table:table-cell office:value-type="float" office:value="16239" table:style-name="ce10">
            <text:p>16.239</text:p>
          </table:table-cell>
          <table:table-cell office:value-type="float" office:value="16460" table:style-name="ce10">
            <text:p>16.460</text:p>
          </table:table-cell>
          <table:table-cell office:value-type="float" office:value="15275" table:style-name="ce10">
            <text:p>15.275</text:p>
          </table:table-cell>
          <table:table-cell office:value-type="float" office:value="15215" table:style-name="ce10">
            <text:p>15.215</text:p>
          </table:table-cell>
          <table:table-cell office:value-type="float" office:value="14020" table:style-name="ce10">
            <text:p>14.020</text:p>
          </table:table-cell>
          <table:table-cell office:value-type="float" office:value="13321" table:style-name="ce10">
            <text:p>13.321</text:p>
          </table:table-cell>
          <table:table-cell office:value-type="float" office:value="13086" table:style-name="ce10">
            <text:p>13.086</text:p>
          </table:table-cell>
          <table:table-cell office:value-type="float" office:value="12924" table:style-name="ce10">
            <text:p>12.924</text:p>
          </table:table-cell>
          <table:table-cell office:value-type="float" office:value="12789" table:style-name="ce10">
            <text:p>12.789</text:p>
          </table:table-cell>
          <table:table-cell office:value-type="float" office:value="12177" table:style-name="ce10">
            <text:p>12.17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50595" table:style-name="ce10">
            <text:p>50.595</text:p>
          </table:table-cell>
          <table:table-cell office:value-type="float" office:value="49421" table:style-name="ce10">
            <text:p>49.421</text:p>
          </table:table-cell>
          <table:table-cell office:value-type="float" office:value="46178" table:style-name="ce10">
            <text:p>46.178</text:p>
          </table:table-cell>
          <table:table-cell office:value-type="float" office:value="46735" table:style-name="ce10">
            <text:p>46.735</text:p>
          </table:table-cell>
          <table:table-cell office:value-type="float" office:value="45676" table:style-name="ce10">
            <text:p>45.676</text:p>
          </table:table-cell>
          <table:table-cell office:value-type="float" office:value="48594" table:style-name="ce10">
            <text:p>48.594</text:p>
          </table:table-cell>
          <table:table-cell office:value-type="float" office:value="47329" table:style-name="ce10">
            <text:p>47.329</text:p>
          </table:table-cell>
          <table:table-cell office:value-type="float" office:value="47078" table:style-name="ce10">
            <text:p>47.078</text:p>
          </table:table-cell>
          <table:table-cell office:value-type="float" office:value="47489" table:style-name="ce10">
            <text:p>47.489</text:p>
          </table:table-cell>
          <table:table-cell office:value-type="float" office:value="48219" table:style-name="ce10">
            <text:p>48.219</text:p>
          </table:table-cell>
          <table:table-cell office:value-type="float" office:value="49503" table:style-name="ce10">
            <text:p>49.503</text:p>
          </table:table-cell>
          <table:table-cell office:value-type="float" office:value="47709" table:style-name="ce10">
            <text:p>47.70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float" office:value="86" table:style-name="ce10">
            <text:p>86</text:p>
          </table:table-cell>
          <table:table-cell office:value-type="float" office:value="112" table:style-name="ce10">
            <text:p>112</text:p>
          </table:table-cell>
          <table:table-cell office:value-type="float" office:value="154" table:style-name="ce10">
            <text:p>154</text:p>
          </table:table-cell>
          <table:table-cell office:value-type="float" office:value="164" table:style-name="ce10">
            <text:p>164</text:p>
          </table:table-cell>
          <table:table-cell office:value-type="float" office:value="172" table:style-name="ce10">
            <text:p>172</text:p>
          </table:table-cell>
          <table:table-cell office:value-type="float" office:value="105" table:style-name="ce10">
            <text:p>105</text:p>
          </table:table-cell>
          <table:table-cell office:value-type="float" office:value="60" table:style-name="ce10">
            <text:p>60</text:p>
          </table:table-cell>
          <table:table-cell office:value-type="float" office:value="101" table:style-name="ce10">
            <text:p>101</text:p>
          </table:table-cell>
          <table:table-cell office:value-type="float" office:value="135" table:style-name="ce10">
            <text:p>135</text:p>
          </table:table-cell>
          <table:table-cell office:value-type="float" office:value="135" table:style-name="ce10">
            <text:p>13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45846" table:style-name="ce10">
            <text:p>145.846</text:p>
          </table:table-cell>
          <table:table-cell office:value-type="float" office:value="147930" table:style-name="ce10">
            <text:p>147.930</text:p>
          </table:table-cell>
          <table:table-cell office:value-type="float" office:value="141354" table:style-name="ce10">
            <text:p>141.354</text:p>
          </table:table-cell>
          <table:table-cell office:value-type="float" office:value="142759" table:style-name="ce10">
            <text:p>142.759</text:p>
          </table:table-cell>
          <table:table-cell office:value-type="float" office:value="142145" table:style-name="ce10">
            <text:p>142.145</text:p>
          </table:table-cell>
          <table:table-cell office:value-type="float" office:value="143663" table:style-name="ce10">
            <text:p>143.663</text:p>
          </table:table-cell>
          <table:table-cell office:value-type="float" office:value="137342" table:style-name="ce10">
            <text:p>137.342</text:p>
          </table:table-cell>
          <table:table-cell office:value-type="float" office:value="133664" table:style-name="ce10">
            <text:p>133.664</text:p>
          </table:table-cell>
          <table:table-cell office:value-type="float" office:value="135398" table:style-name="ce10">
            <text:p>135.398</text:p>
          </table:table-cell>
          <table:table-cell office:value-type="float" office:value="134785" table:style-name="ce10">
            <text:p>134.785</text:p>
          </table:table-cell>
          <table:table-cell office:value-type="float" office:value="139001" table:style-name="ce10">
            <text:p>139.001</text:p>
          </table:table-cell>
          <table:table-cell office:value-type="float" office:value="141049" table:style-name="ce10">
            <text:p>141.04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81584" table:style-name="ce10">
            <text:p>81.584</text:p>
          </table:table-cell>
          <table:table-cell office:value-type="float" office:value="77802" table:style-name="ce10">
            <text:p>77.802</text:p>
          </table:table-cell>
          <table:table-cell office:value-type="float" office:value="73219" table:style-name="ce10">
            <text:p>73.219</text:p>
          </table:table-cell>
          <table:table-cell office:value-type="float" office:value="78380" table:style-name="ce10">
            <text:p>78.380</text:p>
          </table:table-cell>
          <table:table-cell office:value-type="float" office:value="77829" table:style-name="ce10">
            <text:p>77.829</text:p>
          </table:table-cell>
          <table:table-cell office:value-type="float" office:value="77852" table:style-name="ce10">
            <text:p>77.852</text:p>
          </table:table-cell>
          <table:table-cell office:value-type="float" office:value="68424" table:style-name="ce10">
            <text:p>68.424</text:p>
          </table:table-cell>
          <table:table-cell office:value-type="float" office:value="65476" table:style-name="ce10">
            <text:p>65.476</text:p>
          </table:table-cell>
          <table:table-cell office:value-type="float" office:value="64957" table:style-name="ce10">
            <text:p>64.957</text:p>
          </table:table-cell>
          <table:table-cell office:value-type="float" office:value="63914" table:style-name="ce10">
            <text:p>63.914</text:p>
          </table:table-cell>
          <table:table-cell office:value-type="float" office:value="65278" table:style-name="ce10">
            <text:p>65.278</text:p>
          </table:table-cell>
          <table:table-cell office:value-type="float" office:value="63323" table:style-name="ce10">
            <text:p>63.323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spondidas</text:p>
          </table:table-cell>
          <table:table-cell office:value-type="float" office:value="180" table:style-name="ce10">
            <text:p>180</text:p>
          </table:table-cell>
          <table:table-cell office:value-type="float" office:value="169" table:style-name="ce10">
            <text:p>169</text:p>
          </table:table-cell>
          <table:table-cell office:value-type="float" office:value="167" table:style-name="ce10">
            <text:p>167</text:p>
          </table:table-cell>
          <table:table-cell office:value-type="float" office:value="187" table:style-name="ce10">
            <text:p>187</text:p>
          </table:table-cell>
          <table:table-cell office:value-type="float" office:value="197" table:style-name="ce10">
            <text:p>197</text:p>
          </table:table-cell>
          <table:table-cell office:value-type="float" office:value="198" table:style-name="ce10">
            <text:p>198</text:p>
          </table:table-cell>
          <table:table-cell office:value-type="float" office:value="192" table:style-name="ce10">
            <text:p>192</text:p>
          </table:table-cell>
          <table:table-cell office:value-type="float" office:value="199" table:style-name="ce10">
            <text:p>199</text:p>
          </table:table-cell>
          <table:table-cell office:value-type="float" office:value="132" table:style-name="ce10">
            <text:p>132</text:p>
          </table:table-cell>
          <table:table-cell office:value-type="float" office:value="133" table:style-name="ce10">
            <text:p>133</text:p>
          </table:table-cell>
          <table:table-cell office:value-type="float" office:value="195" table:style-name="ce10">
            <text:p>195</text:p>
          </table:table-cell>
          <table:table-cell office:value-type="float" office:value="160" table:style-name="ce10">
            <text:p>16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spondidas</text:p>
          </table:table-cell>
          <table:table-cell office:value-type="float" office:value="24557" table:style-name="ce10">
            <text:p>24.557</text:p>
          </table:table-cell>
          <table:table-cell office:value-type="float" office:value="23397" table:style-name="ce10">
            <text:p>23.397</text:p>
          </table:table-cell>
          <table:table-cell office:value-type="float" office:value="25984" table:style-name="ce10">
            <text:p>25.984</text:p>
          </table:table-cell>
          <table:table-cell office:value-type="float" office:value="25100" table:style-name="ce10">
            <text:p>25.100</text:p>
          </table:table-cell>
          <table:table-cell office:value-type="float" office:value="24963" table:style-name="ce10">
            <text:p>24.963</text:p>
          </table:table-cell>
          <table:table-cell office:value-type="float" office:value="21691" table:style-name="ce10">
            <text:p>21.691</text:p>
          </table:table-cell>
          <table:table-cell office:value-type="float" office:value="24258" table:style-name="ce10">
            <text:p>24.258</text:p>
          </table:table-cell>
          <table:table-cell office:value-type="float" office:value="24017" table:style-name="ce10">
            <text:p>24.017</text:p>
          </table:table-cell>
          <table:table-cell office:value-type="float" office:value="19479" table:style-name="ce10">
            <text:p>19.479</text:p>
          </table:table-cell>
          <table:table-cell office:value-type="float" office:value="21577" table:style-name="ce10">
            <text:p>21.577</text:p>
          </table:table-cell>
          <table:table-cell office:value-type="float" office:value="20352" table:style-name="ce10">
            <text:p>20.352</text:p>
          </table:table-cell>
          <table:table-cell office:value-type="float" office:value="20424" table:style-name="ce10">
            <text:p>20.42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Respondidas</text:p>
          </table:table-cell>
          <table:table-cell office:value-type="float" office:value="5893" table:style-name="ce10">
            <text:p>5.893</text:p>
          </table:table-cell>
          <table:table-cell office:value-type="float" office:value="4824" table:style-name="ce10">
            <text:p>4.824</text:p>
          </table:table-cell>
          <table:table-cell office:value-type="float" office:value="5282" table:style-name="ce10">
            <text:p>5.282</text:p>
          </table:table-cell>
          <table:table-cell office:value-type="float" office:value="5034" table:style-name="ce10">
            <text:p>5.034</text:p>
          </table:table-cell>
          <table:table-cell office:value-type="float" office:value="4830" table:style-name="ce10">
            <text:p>4.830</text:p>
          </table:table-cell>
          <table:table-cell office:value-type="float" office:value="4105" table:style-name="ce10">
            <text:p>4.105</text:p>
          </table:table-cell>
          <table:table-cell office:value-type="float" office:value="4243" table:style-name="ce10">
            <text:p>4.243</text:p>
          </table:table-cell>
          <table:table-cell office:value-type="float" office:value="4502" table:style-name="ce10">
            <text:p>4.502</text:p>
          </table:table-cell>
          <table:table-cell office:value-type="float" office:value="3868" table:style-name="ce10">
            <text:p>3.868</text:p>
          </table:table-cell>
          <table:table-cell office:value-type="float" office:value="4067" table:style-name="ce10">
            <text:p>4.067</text:p>
          </table:table-cell>
          <table:table-cell office:value-type="float" office:value="4000" table:style-name="ce10">
            <text:p>4.000</text:p>
          </table:table-cell>
          <table:table-cell office:value-type="float" office:value="3350" table:style-name="ce10">
            <text:p>3.35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spondidas</text:p>
          </table:table-cell>
          <table:table-cell office:value-type="float" office:value="16864" table:style-name="ce10">
            <text:p>16.864</text:p>
          </table:table-cell>
          <table:table-cell office:value-type="float" office:value="12932" table:style-name="ce10">
            <text:p>12.932</text:p>
          </table:table-cell>
          <table:table-cell office:value-type="float" office:value="14677" table:style-name="ce10">
            <text:p>14.677</text:p>
          </table:table-cell>
          <table:table-cell office:value-type="float" office:value="15374" table:style-name="ce10">
            <text:p>15.374</text:p>
          </table:table-cell>
          <table:table-cell office:value-type="float" office:value="16208" table:style-name="ce10">
            <text:p>16.208</text:p>
          </table:table-cell>
          <table:table-cell office:value-type="float" office:value="13768" table:style-name="ce10">
            <text:p>13.768</text:p>
          </table:table-cell>
          <table:table-cell office:value-type="float" office:value="15336" table:style-name="ce10">
            <text:p>15.336</text:p>
          </table:table-cell>
          <table:table-cell office:value-type="float" office:value="16648" table:style-name="ce10">
            <text:p>16.648</text:p>
          </table:table-cell>
          <table:table-cell office:value-type="float" office:value="14419" table:style-name="ce10">
            <text:p>14.419</text:p>
          </table:table-cell>
          <table:table-cell office:value-type="float" office:value="16858" table:style-name="ce10">
            <text:p>16.858</text:p>
          </table:table-cell>
          <table:table-cell office:value-type="float" office:value="15084" table:style-name="ce10">
            <text:p>15.084</text:p>
          </table:table-cell>
          <table:table-cell office:value-type="float" office:value="13655" table:style-name="ce10">
            <text:p>13.65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spondidas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8" table:style-name="ce10">
            <text:p>8</text:p>
          </table:table-cell>
          <table:table-cell office:value-type="float" office:value="16" table:style-name="ce10">
            <text:p>16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spondidas</text:p>
          </table:table-cell>
          <table:table-cell office:value-type="float" office:value="50281" table:style-name="ce10">
            <text:p>50.281</text:p>
          </table:table-cell>
          <table:table-cell office:value-type="float" office:value="44064" table:style-name="ce10">
            <text:p>44.064</text:p>
          </table:table-cell>
          <table:table-cell office:value-type="float" office:value="46959" table:style-name="ce10">
            <text:p>46.959</text:p>
          </table:table-cell>
          <table:table-cell office:value-type="float" office:value="49611" table:style-name="ce10">
            <text:p>49.611</text:p>
          </table:table-cell>
          <table:table-cell office:value-type="float" office:value="45626" table:style-name="ce10">
            <text:p>45.626</text:p>
          </table:table-cell>
          <table:table-cell office:value-type="float" office:value="40576" table:style-name="ce10">
            <text:p>40.576</text:p>
          </table:table-cell>
          <table:table-cell office:value-type="float" office:value="46025" table:style-name="ce10">
            <text:p>46.025</text:p>
          </table:table-cell>
          <table:table-cell office:value-type="float" office:value="47304" table:style-name="ce10">
            <text:p>47.304</text:p>
          </table:table-cell>
          <table:table-cell office:value-type="float" office:value="39999" table:style-name="ce10">
            <text:p>39.999</text:p>
          </table:table-cell>
          <table:table-cell office:value-type="float" office:value="50192" table:style-name="ce10">
            <text:p>50.192</text:p>
          </table:table-cell>
          <table:table-cell office:value-type="float" office:value="49322" table:style-name="ce10">
            <text:p>49.322</text:p>
          </table:table-cell>
          <table:table-cell office:value-type="float" office:value="47164" table:style-name="ce10">
            <text:p>47.16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spondidas</text:p>
          </table:table-cell>
          <table:table-cell office:value-type="float" office:value="25352" table:style-name="ce10">
            <text:p>25.352</text:p>
          </table:table-cell>
          <table:table-cell office:value-type="float" office:value="22965" table:style-name="ce10">
            <text:p>22.965</text:p>
          </table:table-cell>
          <table:table-cell office:value-type="float" office:value="30014" table:style-name="ce10">
            <text:p>30.014</text:p>
          </table:table-cell>
          <table:table-cell office:value-type="float" office:value="24785" table:style-name="ce10">
            <text:p>24.785</text:p>
          </table:table-cell>
          <table:table-cell office:value-type="float" office:value="22982" table:style-name="ce10">
            <text:p>22.982</text:p>
          </table:table-cell>
          <table:table-cell office:value-type="float" office:value="20591" table:style-name="ce10">
            <text:p>20.591</text:p>
          </table:table-cell>
          <table:table-cell office:value-type="float" office:value="21835" table:style-name="ce10">
            <text:p>21.835</text:p>
          </table:table-cell>
          <table:table-cell office:value-type="float" office:value="22461" table:style-name="ce10">
            <text:p>22.461</text:p>
          </table:table-cell>
          <table:table-cell office:value-type="float" office:value="19543" table:style-name="ce10">
            <text:p>19.543</text:p>
          </table:table-cell>
          <table:table-cell office:value-type="float" office:value="23194" table:style-name="ce10">
            <text:p>23.194</text:p>
          </table:table-cell>
          <table:table-cell office:value-type="float" office:value="20506" table:style-name="ce10">
            <text:p>20.506</text:p>
          </table:table-cell>
          <table:table-cell office:value-type="float" office:value="19448" table:style-name="ce10">
            <text:p>19.448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57" table:style-name="ce10">
            <text:p>157</text:p>
          </table:table-cell>
          <table:table-cell office:value-type="float" office:value="157" table:style-name="ce10">
            <text:p>157</text:p>
          </table:table-cell>
          <table:table-cell office:value-type="float" office:value="140" table:style-name="ce10">
            <text:p>140</text:p>
          </table:table-cell>
          <table:table-cell office:value-type="float" office:value="162" table:style-name="ce10">
            <text:p>162</text:p>
          </table:table-cell>
          <table:table-cell office:value-type="float" office:value="189" table:style-name="ce10">
            <text:p>189</text:p>
          </table:table-cell>
          <table:table-cell office:value-type="float" office:value="178" table:style-name="ce10">
            <text:p>178</text:p>
          </table:table-cell>
          <table:table-cell office:value-type="float" office:value="173" table:style-name="ce10">
            <text:p>173</text:p>
          </table:table-cell>
          <table:table-cell office:value-type="float" office:value="180" table:style-name="ce10">
            <text:p>180</text:p>
          </table:table-cell>
          <table:table-cell office:value-type="float" office:value="113" table:style-name="ce10">
            <text:p>113</text:p>
          </table:table-cell>
          <table:table-cell office:value-type="float" office:value="120" table:style-name="ce10">
            <text:p>120</text:p>
          </table:table-cell>
          <table:table-cell office:value-type="float" office:value="167" table:style-name="ce10">
            <text:p>167</text:p>
          </table:table-cell>
          <table:table-cell office:value-type="float" office:value="138" table:style-name="ce10">
            <text:p>13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21250" table:style-name="ce10">
            <text:p>21.250</text:p>
          </table:table-cell>
          <table:table-cell office:value-type="float" office:value="20269" table:style-name="ce10">
            <text:p>20.269</text:p>
          </table:table-cell>
          <table:table-cell office:value-type="float" office:value="22427" table:style-name="ce10">
            <text:p>22.427</text:p>
          </table:table-cell>
          <table:table-cell office:value-type="float" office:value="21622" table:style-name="ce10">
            <text:p>21.622</text:p>
          </table:table-cell>
          <table:table-cell office:value-type="float" office:value="21757" table:style-name="ce10">
            <text:p>21.757</text:p>
          </table:table-cell>
          <table:table-cell office:value-type="float" office:value="19442" table:style-name="ce10">
            <text:p>19.442</text:p>
          </table:table-cell>
          <table:table-cell office:value-type="float" office:value="22497" table:style-name="ce10">
            <text:p>22.497</text:p>
          </table:table-cell>
          <table:table-cell office:value-type="float" office:value="22364" table:style-name="ce10">
            <text:p>22.364</text:p>
          </table:table-cell>
          <table:table-cell office:value-type="float" office:value="18206" table:style-name="ce10">
            <text:p>18.206</text:p>
          </table:table-cell>
          <table:table-cell office:value-type="float" office:value="20170" table:style-name="ce10">
            <text:p>20.170</text:p>
          </table:table-cell>
          <table:table-cell office:value-type="float" office:value="18996" table:style-name="ce10">
            <text:p>18.996</text:p>
          </table:table-cell>
          <table:table-cell office:value-type="float" office:value="19033" table:style-name="ce10">
            <text:p>19.03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5420" table:style-name="ce10">
            <text:p>5.420</text:p>
          </table:table-cell>
          <table:table-cell office:value-type="float" office:value="4187" table:style-name="ce10">
            <text:p>4.187</text:p>
          </table:table-cell>
          <table:table-cell office:value-type="float" office:value="4583" table:style-name="ce10">
            <text:p>4.583</text:p>
          </table:table-cell>
          <table:table-cell office:value-type="float" office:value="4300" table:style-name="ce10">
            <text:p>4.300</text:p>
          </table:table-cell>
          <table:table-cell office:value-type="float" office:value="4114" table:style-name="ce10">
            <text:p>4.114</text:p>
          </table:table-cell>
          <table:table-cell office:value-type="float" office:value="3552" table:style-name="ce10">
            <text:p>3.552</text:p>
          </table:table-cell>
          <table:table-cell office:value-type="float" office:value="3793" table:style-name="ce10">
            <text:p>3.793</text:p>
          </table:table-cell>
          <table:table-cell office:value-type="float" office:value="3949" table:style-name="ce10">
            <text:p>3.949</text:p>
          </table:table-cell>
          <table:table-cell office:value-type="float" office:value="3446" table:style-name="ce10">
            <text:p>3.446</text:p>
          </table:table-cell>
          <table:table-cell office:value-type="float" office:value="3457" table:style-name="ce10">
            <text:p>3.457</text:p>
          </table:table-cell>
          <table:table-cell office:value-type="float" office:value="3029" table:style-name="ce10">
            <text:p>3.029</text:p>
          </table:table-cell>
          <table:table-cell office:value-type="float" office:value="2670" table:style-name="ce10">
            <text:p>2.67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5173" table:style-name="ce10">
            <text:p>15.173</text:p>
          </table:table-cell>
          <table:table-cell office:value-type="float" office:value="11870" table:style-name="ce10">
            <text:p>11.870</text:p>
          </table:table-cell>
          <table:table-cell office:value-type="float" office:value="13463" table:style-name="ce10">
            <text:p>13.463</text:p>
          </table:table-cell>
          <table:table-cell office:value-type="float" office:value="14153" table:style-name="ce10">
            <text:p>14.153</text:p>
          </table:table-cell>
          <table:table-cell office:value-type="float" office:value="14346" table:style-name="ce10">
            <text:p>14.346</text:p>
          </table:table-cell>
          <table:table-cell office:value-type="float" office:value="12532" table:style-name="ce10">
            <text:p>12.532</text:p>
          </table:table-cell>
          <table:table-cell office:value-type="float" office:value="14023" table:style-name="ce10">
            <text:p>14.023</text:p>
          </table:table-cell>
          <table:table-cell office:value-type="float" office:value="14657" table:style-name="ce10">
            <text:p>14.657</text:p>
          </table:table-cell>
          <table:table-cell office:value-type="float" office:value="13028" table:style-name="ce10">
            <text:p>13.028</text:p>
          </table:table-cell>
          <table:table-cell office:value-type="float" office:value="14643" table:style-name="ce10">
            <text:p>14.643</text:p>
          </table:table-cell>
          <table:table-cell office:value-type="float" office:value="13024" table:style-name="ce10">
            <text:p>13.024</text:p>
          </table:table-cell>
          <table:table-cell office:value-type="float" office:value="11995" table:style-name="ce10">
            <text:p>11.99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13" table:style-name="ce10">
            <text:p>1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43216" table:style-name="ce10">
            <text:p>43.216</text:p>
          </table:table-cell>
          <table:table-cell office:value-type="float" office:value="38176" table:style-name="ce10">
            <text:p>38.176</text:p>
          </table:table-cell>
          <table:table-cell office:value-type="float" office:value="40787" table:style-name="ce10">
            <text:p>40.787</text:p>
          </table:table-cell>
          <table:table-cell office:value-type="float" office:value="43097" table:style-name="ce10">
            <text:p>43.097</text:p>
          </table:table-cell>
          <table:table-cell office:value-type="float" office:value="39426" table:style-name="ce10">
            <text:p>39.426</text:p>
          </table:table-cell>
          <table:table-cell office:value-type="float" office:value="35430" table:style-name="ce10">
            <text:p>35.430</text:p>
          </table:table-cell>
          <table:table-cell office:value-type="float" office:value="39753" table:style-name="ce10">
            <text:p>39.753</text:p>
          </table:table-cell>
          <table:table-cell office:value-type="float" office:value="40781" table:style-name="ce10">
            <text:p>40.781</text:p>
          </table:table-cell>
          <table:table-cell office:value-type="float" office:value="34606" table:style-name="ce10">
            <text:p>34.606</text:p>
          </table:table-cell>
          <table:table-cell office:value-type="float" office:value="43337" table:style-name="ce10">
            <text:p>43.337</text:p>
          </table:table-cell>
          <table:table-cell office:value-type="float" office:value="42572" table:style-name="ce10">
            <text:p>42.572</text:p>
          </table:table-cell>
          <table:table-cell office:value-type="float" office:value="40660" table:style-name="ce10">
            <text:p>40.66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22188" table:style-name="ce10">
            <text:p>22.188</text:p>
          </table:table-cell>
          <table:table-cell office:value-type="float" office:value="20161" table:style-name="ce10">
            <text:p>20.161</text:p>
          </table:table-cell>
          <table:table-cell office:value-type="float" office:value="26297" table:style-name="ce10">
            <text:p>26.297</text:p>
          </table:table-cell>
          <table:table-cell office:value-type="float" office:value="21533" table:style-name="ce10">
            <text:p>21.533</text:p>
          </table:table-cell>
          <table:table-cell office:value-type="float" office:value="20123" table:style-name="ce10">
            <text:p>20.123</text:p>
          </table:table-cell>
          <table:table-cell office:value-type="float" office:value="18100" table:style-name="ce10">
            <text:p>18.100</text:p>
          </table:table-cell>
          <table:table-cell office:value-type="float" office:value="19225" table:style-name="ce10">
            <text:p>19.225</text:p>
          </table:table-cell>
          <table:table-cell office:value-type="float" office:value="19378" table:style-name="ce10">
            <text:p>19.378</text:p>
          </table:table-cell>
          <table:table-cell office:value-type="float" office:value="15987" table:style-name="ce10">
            <text:p>15.987</text:p>
          </table:table-cell>
          <table:table-cell office:value-type="float" office:value="20019" table:style-name="ce10">
            <text:p>20.019</text:p>
          </table:table-cell>
          <table:table-cell office:value-type="float" office:value="17757" table:style-name="ce10">
            <text:p>17.757</text:p>
          </table:table-cell>
          <table:table-cell office:value-type="float" office:value="17098" table:style-name="ce10">
            <text:p>17.098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515" table:style-name="ce10">
            <text:p>515</text:p>
          </table:table-cell>
          <table:table-cell office:value-type="float" office:value="522" table:style-name="ce10">
            <text:p>522</text:p>
          </table:table-cell>
          <table:table-cell office:value-type="float" office:value="512" table:style-name="ce10">
            <text:p>512</text:p>
          </table:table-cell>
          <table:table-cell office:value-type="float" office:value="516" table:style-name="ce10">
            <text:p>516</text:p>
          </table:table-cell>
          <table:table-cell office:value-type="float" office:value="523" table:style-name="ce10">
            <text:p>523</text:p>
          </table:table-cell>
          <table:table-cell office:value-type="float" office:value="551" table:style-name="ce10">
            <text:p>551</text:p>
          </table:table-cell>
          <table:table-cell office:value-type="float" office:value="582" table:style-name="ce10">
            <text:p>582</text:p>
          </table:table-cell>
          <table:table-cell office:value-type="float" office:value="587" table:style-name="ce10">
            <text:p>587</text:p>
          </table:table-cell>
          <table:table-cell office:value-type="float" office:value="589" table:style-name="ce10">
            <text:p>589</text:p>
          </table:table-cell>
          <table:table-cell office:value-type="float" office:value="523" table:style-name="ce10">
            <text:p>523</text:p>
          </table:table-cell>
          <table:table-cell office:value-type="float" office:value="464" table:style-name="ce10">
            <text:p>464</text:p>
          </table:table-cell>
          <table:table-cell office:value-type="float" office:value="460" table:style-name="ce10">
            <text:p>46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74090" table:style-name="ce10">
            <text:p>74.090</text:p>
          </table:table-cell>
          <table:table-cell office:value-type="float" office:value="72229" table:style-name="ce10">
            <text:p>72.229</text:p>
          </table:table-cell>
          <table:table-cell office:value-type="float" office:value="70580" table:style-name="ce10">
            <text:p>70.580</text:p>
          </table:table-cell>
          <table:table-cell office:value-type="float" office:value="74318" table:style-name="ce10">
            <text:p>74.318</text:p>
          </table:table-cell>
          <table:table-cell office:value-type="float" office:value="74669" table:style-name="ce10">
            <text:p>74.669</text:p>
          </table:table-cell>
          <table:table-cell office:value-type="float" office:value="76483" table:style-name="ce10">
            <text:p>76.483</text:p>
          </table:table-cell>
          <table:table-cell office:value-type="float" office:value="72653" table:style-name="ce10">
            <text:p>72.653</text:p>
          </table:table-cell>
          <table:table-cell office:value-type="float" office:value="73287" table:style-name="ce10">
            <text:p>73.287</text:p>
          </table:table-cell>
          <table:table-cell office:value-type="float" office:value="73790" table:style-name="ce10">
            <text:p>73.790</text:p>
          </table:table-cell>
          <table:table-cell office:value-type="float" office:value="72479" table:style-name="ce10">
            <text:p>72.479</text:p>
          </table:table-cell>
          <table:table-cell office:value-type="float" office:value="70155" table:style-name="ce10">
            <text:p>70.155</text:p>
          </table:table-cell>
          <table:table-cell office:value-type="float" office:value="66210" table:style-name="ce10">
            <text:p>66.21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8403" table:style-name="ce10">
            <text:p>18.403</text:p>
          </table:table-cell>
          <table:table-cell office:value-type="float" office:value="17048" table:style-name="ce10">
            <text:p>17.048</text:p>
          </table:table-cell>
          <table:table-cell office:value-type="float" office:value="16013" table:style-name="ce10">
            <text:p>16.013</text:p>
          </table:table-cell>
          <table:table-cell office:value-type="float" office:value="16432" table:style-name="ce10">
            <text:p>16.432</text:p>
          </table:table-cell>
          <table:table-cell office:value-type="float" office:value="15247" table:style-name="ce10">
            <text:p>15.247</text:p>
          </table:table-cell>
          <table:table-cell office:value-type="float" office:value="15195" table:style-name="ce10">
            <text:p>15.195</text:p>
          </table:table-cell>
          <table:table-cell office:value-type="float" office:value="13966" table:style-name="ce10">
            <text:p>13.966</text:p>
          </table:table-cell>
          <table:table-cell office:value-type="float" office:value="13288" table:style-name="ce10">
            <text:p>13.288</text:p>
          </table:table-cell>
          <table:table-cell office:value-type="float" office:value="13030" table:style-name="ce10">
            <text:p>13.030</text:p>
          </table:table-cell>
          <table:table-cell office:value-type="float" office:value="12894" table:style-name="ce10">
            <text:p>12.894</text:p>
          </table:table-cell>
          <table:table-cell office:value-type="float" office:value="12777" table:style-name="ce10">
            <text:p>12.777</text:p>
          </table:table-cell>
          <table:table-cell office:value-type="float" office:value="12177" table:style-name="ce10">
            <text:p>12.17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50456" table:style-name="ce10">
            <text:p>50.456</text:p>
          </table:table-cell>
          <table:table-cell office:value-type="float" office:value="49292" table:style-name="ce10">
            <text:p>49.292</text:p>
          </table:table-cell>
          <table:table-cell office:value-type="float" office:value="46037" table:style-name="ce10">
            <text:p>46.037</text:p>
          </table:table-cell>
          <table:table-cell office:value-type="float" office:value="46632" table:style-name="ce10">
            <text:p>46.632</text:p>
          </table:table-cell>
          <table:table-cell office:value-type="float" office:value="45540" table:style-name="ce10">
            <text:p>45.540</text:p>
          </table:table-cell>
          <table:table-cell office:value-type="float" office:value="48509" table:style-name="ce10">
            <text:p>48.509</text:p>
          </table:table-cell>
          <table:table-cell office:value-type="float" office:value="47207" table:style-name="ce10">
            <text:p>47.207</text:p>
          </table:table-cell>
          <table:table-cell office:value-type="float" office:value="46942" table:style-name="ce10">
            <text:p>46.942</text:p>
          </table:table-cell>
          <table:table-cell office:value-type="float" office:value="47423" table:style-name="ce10">
            <text:p>47.423</text:p>
          </table:table-cell>
          <table:table-cell office:value-type="float" office:value="48112" table:style-name="ce10">
            <text:p>48.112</text:p>
          </table:table-cell>
          <table:table-cell office:value-type="float" office:value="49395" table:style-name="ce10">
            <text:p>49.395</text:p>
          </table:table-cell>
          <table:table-cell office:value-type="float" office:value="47608" table:style-name="ce10">
            <text:p>47.60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2" table:style-name="ce10">
            <text:p>12</text:p>
          </table:table-cell>
          <table:table-cell office:value-type="float" office:value="15" table:style-name="ce10">
            <text:p>15</text:p>
          </table:table-cell>
          <table:table-cell office:value-type="float" office:value="21" table:style-name="ce10">
            <text:p>21</text:p>
          </table:table-cell>
          <table:table-cell office:value-type="float" office:value="25" table:style-name="ce10">
            <text:p>25</text:p>
          </table:table-cell>
          <table:table-cell office:value-type="float" office:value="25" table:style-name="ce10">
            <text:p>25</text:p>
          </table:table-cell>
          <table:table-cell office:value-type="float" office:value="24" table:style-name="ce10">
            <text:p>24</text:p>
          </table:table-cell>
          <table:table-cell office:value-type="float" office:value="18" table:style-name="ce10">
            <text:p>18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1" table:style-name="ce10">
            <text:p>1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45834" table:style-name="ce10">
            <text:p>145.834</text:p>
          </table:table-cell>
          <table:table-cell office:value-type="float" office:value="147786" table:style-name="ce10">
            <text:p>147.786</text:p>
          </table:table-cell>
          <table:table-cell office:value-type="float" office:value="141061" table:style-name="ce10">
            <text:p>141.061</text:p>
          </table:table-cell>
          <table:table-cell office:value-type="float" office:value="142479" table:style-name="ce10">
            <text:p>142.479</text:p>
          </table:table-cell>
          <table:table-cell office:value-type="float" office:value="141821" table:style-name="ce10">
            <text:p>141.821</text:p>
          </table:table-cell>
          <table:table-cell office:value-type="float" office:value="143306" table:style-name="ce10">
            <text:p>143.306</text:p>
          </table:table-cell>
          <table:table-cell office:value-type="float" office:value="136984" table:style-name="ce10">
            <text:p>136.984</text:p>
          </table:table-cell>
          <table:table-cell office:value-type="float" office:value="133283" table:style-name="ce10">
            <text:p>133.283</text:p>
          </table:table-cell>
          <table:table-cell office:value-type="float" office:value="135002" table:style-name="ce10">
            <text:p>135.002</text:p>
          </table:table-cell>
          <table:table-cell office:value-type="float" office:value="134318" table:style-name="ce10">
            <text:p>134.318</text:p>
          </table:table-cell>
          <table:table-cell office:value-type="float" office:value="138598" table:style-name="ce10">
            <text:p>138.598</text:p>
          </table:table-cell>
          <table:table-cell office:value-type="float" office:value="140726" table:style-name="ce10">
            <text:p>140.72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81430" table:style-name="ce10">
            <text:p>81.430</text:p>
          </table:table-cell>
          <table:table-cell office:value-type="float" office:value="77733" table:style-name="ce10">
            <text:p>77.733</text:p>
          </table:table-cell>
          <table:table-cell office:value-type="float" office:value="73173" table:style-name="ce10">
            <text:p>73.173</text:p>
          </table:table-cell>
          <table:table-cell office:value-type="float" office:value="78338" table:style-name="ce10">
            <text:p>78.338</text:p>
          </table:table-cell>
          <table:table-cell office:value-type="float" office:value="77654" table:style-name="ce10">
            <text:p>77.654</text:p>
          </table:table-cell>
          <table:table-cell office:value-type="float" office:value="77618" table:style-name="ce10">
            <text:p>77.618</text:p>
          </table:table-cell>
          <table:table-cell office:value-type="float" office:value="68318" table:style-name="ce10">
            <text:p>68.318</text:p>
          </table:table-cell>
          <table:table-cell office:value-type="float" office:value="65413" table:style-name="ce10">
            <text:p>65.413</text:p>
          </table:table-cell>
          <table:table-cell office:value-type="float" office:value="64871" table:style-name="ce10">
            <text:p>64.871</text:p>
          </table:table-cell>
          <table:table-cell office:value-type="float" office:value="63816" table:style-name="ce10">
            <text:p>63.816</text:p>
          </table:table-cell>
          <table:table-cell office:value-type="float" office:value="65171" table:style-name="ce10">
            <text:p>65.171</text:p>
          </table:table-cell>
          <table:table-cell office:value-type="float" office:value="63239" table:style-name="ce10">
            <text:p>63.239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abertas</text:p>
          </table:table-cell>
          <table:table-cell office:value-type="float" office:value="6.6666666666666696" table:style-name="ce9">
            <text:p>6,667</text:p>
          </table:table-cell>
          <table:table-cell office:value-type="float" office:value="8.2840000000000007" table:style-name="ce9">
            <text:p>8,284</text:p>
          </table:table-cell>
          <table:table-cell office:value-type="float" office:value="7.7839999999999998" table:style-name="ce9">
            <text:p>7,784</text:p>
          </table:table-cell>
          <table:table-cell office:value-type="float" office:value="5.3479999999999999" table:style-name="ce9">
            <text:p>5,348</text:p>
          </table:table-cell>
          <table:table-cell office:value-type="float" office:value="3.0456852791878202" table:style-name="ce11">
            <text:p>3,046</text:p>
          </table:table-cell>
          <table:table-cell office:value-type="float" office:value="7.0709999999999997" table:style-name="ce9">
            <text:p>7,071</text:p>
          </table:table-cell>
          <table:table-cell office:value-type="float" office:value="7.8129999999999997" table:style-name="ce9">
            <text:p>7,813</text:p>
          </table:table-cell>
          <table:table-cell office:value-type="float" office:value="6.03" table:style-name="ce9">
            <text:p>6,030</text:p>
          </table:table-cell>
          <table:table-cell office:value-type="float" office:value="7.5757575757575797" table:style-name="ce9">
            <text:p>7,576</text:p>
          </table:table-cell>
          <table:table-cell office:value-type="float" office:value="5.2631578947368398" table:style-name="ce9">
            <text:p>5,263</text:p>
          </table:table-cell>
          <table:table-cell office:value-type="float" office:value="6.1539999999999999" table:style-name="ce9">
            <text:p>6,154</text:p>
          </table:table-cell>
          <table:table-cell office:value-type="float" office:value="9.375" table:style-name="ce9">
            <text:p>9,37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abertas</text:p>
          </table:table-cell>
          <table:table-cell office:value-type="float" office:value="7.7167406442155002" table:style-name="ce9">
            <text:p>7,717</text:p>
          </table:table-cell>
          <table:table-cell office:value-type="float" office:value="7.0350000000000001" table:style-name="ce9">
            <text:p>7,035</text:p>
          </table:table-cell>
          <table:table-cell office:value-type="float" office:value="7.6890000000000001" table:style-name="ce9">
            <text:p>7,689</text:p>
          </table:table-cell>
          <table:table-cell office:value-type="float" office:value="7.2469999999999999" table:style-name="ce9">
            <text:p>7,247</text:p>
          </table:table-cell>
          <table:table-cell office:value-type="float" office:value="7.0664583583703902" table:style-name="ce11">
            <text:p>7,066</text:p>
          </table:table-cell>
          <table:table-cell office:value-type="float" office:value="6.431" table:style-name="ce9">
            <text:p>6,431</text:p>
          </table:table-cell>
          <table:table-cell office:value-type="float" office:value="6.53" table:style-name="ce9">
            <text:p>6,530</text:p>
          </table:table-cell>
          <table:table-cell office:value-type="float" office:value="6.3330000000000002" table:style-name="ce9">
            <text:p>6,333</text:p>
          </table:table-cell>
          <table:table-cell office:value-type="float" office:value="6.2374865239488697" table:style-name="ce9">
            <text:p>6,237</text:p>
          </table:table-cell>
          <table:table-cell office:value-type="float" office:value="5.7514946470779096" table:style-name="ce9">
            <text:p>5,751</text:p>
          </table:table-cell>
          <table:table-cell office:value-type="float" office:value="6.1619999999999999" table:style-name="ce9">
            <text:p>6,162</text:p>
          </table:table-cell>
          <table:table-cell office:value-type="float" office:value="6.2475518997258135" table:style-name="ce9">
            <text:p>6,24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Taxa de Reabertas</text:p>
          </table:table-cell>
          <table:table-cell office:value-type="float" office:value="9.4349227897505497" table:style-name="ce9">
            <text:p>9,435</text:p>
          </table:table-cell>
          <table:table-cell office:value-type="float" office:value="7.6289999999999996" table:style-name="ce9">
            <text:p>7,629</text:p>
          </table:table-cell>
          <table:table-cell office:value-type="float" office:value="6.6639999999999997" table:style-name="ce9">
            <text:p>6,664</text:p>
          </table:table-cell>
          <table:table-cell office:value-type="float" office:value="6.9729999999999999" table:style-name="ce9">
            <text:p>6,973</text:p>
          </table:table-cell>
          <table:table-cell office:value-type="float" office:value="6.5631469979296098" table:style-name="ce11">
            <text:p>6,563</text:p>
          </table:table-cell>
          <table:table-cell office:value-type="float" office:value="6.2119999999999997" table:style-name="ce9">
            <text:p>6,212</text:p>
          </table:table-cell>
          <table:table-cell office:value-type="float" office:value="7.4" table:style-name="ce9">
            <text:p>7,400</text:p>
          </table:table-cell>
          <table:table-cell office:value-type="float" office:value="6.73" table:style-name="ce9">
            <text:p>6,730</text:p>
          </table:table-cell>
          <table:table-cell office:value-type="float" office:value="5.5325749741468497" table:style-name="ce9">
            <text:p>5,533</text:p>
          </table:table-cell>
          <table:table-cell office:value-type="float" office:value="7.0813867715761001" table:style-name="ce9">
            <text:p>7,081</text:p>
          </table:table-cell>
          <table:table-cell office:value-type="float" office:value="5.125" table:style-name="ce9">
            <text:p>5,125</text:p>
          </table:table-cell>
          <table:table-cell office:value-type="float" office:value="6.5373134328358216" table:style-name="ce9">
            <text:p>6,53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abertas</text:p>
          </table:table-cell>
          <table:table-cell office:value-type="float" office:value="6.9082068311195401" table:style-name="ce9">
            <text:p>6,908</text:p>
          </table:table-cell>
          <table:table-cell office:value-type="float" office:value="7.1760000000000002" table:style-name="ce9">
            <text:p>7,176</text:p>
          </table:table-cell>
          <table:table-cell office:value-type="float" office:value="7.6379999999999999" table:style-name="ce9">
            <text:p>7,638</text:p>
          </table:table-cell>
          <table:table-cell office:value-type="float" office:value="7.2590000000000003" table:style-name="ce9">
            <text:p>7,259</text:p>
          </table:table-cell>
          <table:table-cell office:value-type="float" office:value="7.4592793682132301" table:style-name="ce11">
            <text:p>7,459</text:p>
          </table:table-cell>
          <table:table-cell office:value-type="float" office:value="6.3479999999999999" table:style-name="ce9">
            <text:p>6,348</text:p>
          </table:table-cell>
          <table:table-cell office:value-type="float" office:value="6.5469999999999997" table:style-name="ce9">
            <text:p>6,547</text:p>
          </table:table-cell>
          <table:table-cell office:value-type="float" office:value="6.8780000000000001" table:style-name="ce9">
            <text:p>6,878</text:p>
          </table:table-cell>
          <table:table-cell office:value-type="float" office:value="7.3236701574311702" table:style-name="ce9">
            <text:p>7,324</text:p>
          </table:table-cell>
          <table:table-cell office:value-type="float" office:value="8.7020998932257694" table:style-name="ce9">
            <text:p>8,702</text:p>
          </table:table-cell>
          <table:table-cell office:value-type="float" office:value="7.6040000000000001" table:style-name="ce9">
            <text:p>7,604</text:p>
          </table:table-cell>
          <table:table-cell office:value-type="float" office:value="8.6049066276089334" table:style-name="ce9">
            <text:p>8,60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abertas</text:p>
          </table:table-cell>
          <table:table-cell office:value-type="float" office:value="222.222222222222" table:style-name="ce9">
            <text:p>222,222</text:p>
          </table:table-cell>
          <table:table-cell office:value-type="float" office:value="466.66699999999997" table:style-name="ce9">
            <text:p>466,667</text:p>
          </table:table-cell>
          <table:table-cell office:value-type="float" office:value="325" table:style-name="ce9">
            <text:p>325,000</text:p>
          </table:table-cell>
          <table:table-cell office:value-type="float" office:value="318.75" table:style-name="ce9">
            <text:p>318,750</text:p>
          </table:table-cell>
          <table:table-cell office:value-type="float" office:value="172.222222222222" table:style-name="ce11">
            <text:p>172,222</text:p>
          </table:table-cell>
          <table:table-cell office:value-type="float" office:value="1566.6669999999999" table:style-name="ce9">
            <text:p>1.566,667</text:p>
          </table:table-cell>
          <table:table-cell office:value-type="float" office:value="300" table:style-name="ce9">
            <text:p>300,000</text:p>
          </table:table-cell>
          <table:table-cell office:value-type="float" office:value="50" table:style-name="ce9">
            <text:p>50,000</text:p>
          </table:table-cell>
          <table:table-cell office:value-type="float" office:value="666.66666666666697" table:style-name="ce9">
            <text:p>666,667</text:p>
          </table:table-cell>
          <table:table-cell office:value-type="float" office:value="33.3333333333333" table:style-name="ce9">
            <text:p>33,333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abertas</text:p>
          </table:table-cell>
          <table:table-cell office:value-type="float" office:value="7.6470237266561902" table:style-name="ce9">
            <text:p>7,647</text:p>
          </table:table-cell>
          <table:table-cell office:value-type="float" office:value="6.5609999999999999" table:style-name="ce9">
            <text:p>6,561</text:p>
          </table:table-cell>
          <table:table-cell office:value-type="float" office:value="6.34" table:style-name="ce9">
            <text:p>6,340</text:p>
          </table:table-cell>
          <table:table-cell office:value-type="float" office:value="5.9480000000000004" table:style-name="ce9">
            <text:p>5,948</text:p>
          </table:table-cell>
          <table:table-cell office:value-type="float" office:value="6.2179459080348902" table:style-name="ce11">
            <text:p>6,218</text:p>
          </table:table-cell>
          <table:table-cell office:value-type="float" office:value="6.1639999999999997" table:style-name="ce9">
            <text:p>6,164</text:p>
          </table:table-cell>
          <table:table-cell office:value-type="float" office:value="5.9580000000000002" table:style-name="ce9">
            <text:p>5,958</text:p>
          </table:table-cell>
          <table:table-cell office:value-type="float" office:value="6.0949999999999998" table:style-name="ce9">
            <text:p>6,095</text:p>
          </table:table-cell>
          <table:table-cell office:value-type="float" office:value="6.33265831645791" table:style-name="ce9">
            <text:p>6,333</text:p>
          </table:table-cell>
          <table:table-cell office:value-type="float" office:value="6.4572043353522499" table:style-name="ce9">
            <text:p>6,457</text:p>
          </table:table-cell>
          <table:table-cell office:value-type="float" office:value="6.8179999999999996" table:style-name="ce9">
            <text:p>6,818</text:p>
          </table:table-cell>
          <table:table-cell office:value-type="float" office:value="7.2300907471800526" table:style-name="ce9">
            <text:p>7,23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abertas</text:p>
          </table:table-cell>
          <table:table-cell office:value-type="float" office:value="5.8101924897444004" table:style-name="ce9">
            <text:p>5,810</text:p>
          </table:table-cell>
          <table:table-cell office:value-type="float" office:value="5.4340000000000002" table:style-name="ce9">
            <text:p>5,434</text:p>
          </table:table-cell>
          <table:table-cell office:value-type="float" office:value="6.0739999999999998" table:style-name="ce9">
            <text:p>6,074</text:p>
          </table:table-cell>
          <table:table-cell office:value-type="float" office:value="6.2220000000000004" table:style-name="ce9">
            <text:p>6,222</text:p>
          </table:table-cell>
          <table:table-cell office:value-type="float" office:value="6.4050126185710603" table:style-name="ce11">
            <text:p>6,405</text:p>
          </table:table-cell>
          <table:table-cell office:value-type="float" office:value="6.0030000000000001" table:style-name="ce9">
            <text:p>6,003</text:p>
          </table:table-cell>
          <table:table-cell office:value-type="float" office:value="6.1550000000000002" table:style-name="ce9">
            <text:p>6,155</text:p>
          </table:table-cell>
          <table:table-cell office:value-type="float" office:value="6.1619999999999999" table:style-name="ce9">
            <text:p>6,162</text:p>
          </table:table-cell>
          <table:table-cell office:value-type="float" office:value="5.5620938443432397" table:style-name="ce9">
            <text:p>5,562</text:p>
          </table:table-cell>
          <table:table-cell office:value-type="float" office:value="6.2904199361903901" table:style-name="ce9">
            <text:p>6,290</text:p>
          </table:table-cell>
          <table:table-cell office:value-type="float" office:value="5.8280000000000003" table:style-name="ce9">
            <text:p>5,828</text:p>
          </table:table-cell>
          <table:table-cell office:value-type="float" office:value="5.4452900041135335" table:style-name="ce9">
            <text:p>5,445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7.2222222222222" table:style-name="ce9">
            <text:p>87,222</text:p>
          </table:table-cell>
          <table:table-cell office:value-type="float" office:value="92.899000000000001" table:style-name="ce9">
            <text:p>92,899</text:p>
          </table:table-cell>
          <table:table-cell office:value-type="float" office:value="83.831999999999994" table:style-name="ce9">
            <text:p>83,832</text:p>
          </table:table-cell>
          <table:table-cell office:value-type="float" office:value="86.631" table:style-name="ce9">
            <text:p>86,631</text:p>
          </table:table-cell>
          <table:table-cell office:value-type="float" office:value="95.939086294416299" table:style-name="ce11">
            <text:p>95,939</text:p>
          </table:table-cell>
          <table:table-cell office:value-type="float" office:value="89.899000000000001" table:style-name="ce9">
            <text:p>89,899</text:p>
          </table:table-cell>
          <table:table-cell office:value-type="float" office:value="90.103999999999999" table:style-name="ce9">
            <text:p>90,104</text:p>
          </table:table-cell>
          <table:table-cell office:value-type="float" office:value="90.451999999999998" table:style-name="ce9">
            <text:p>90,452</text:p>
          </table:table-cell>
          <table:table-cell office:value-type="float" office:value="85.606060606060595" table:style-name="ce9">
            <text:p>85,606</text:p>
          </table:table-cell>
          <table:table-cell office:value-type="float" office:value="90.225563909774394" table:style-name="ce9">
            <text:p>90,226</text:p>
          </table:table-cell>
          <table:table-cell office:value-type="float" office:value="85.641000000000005" table:style-name="ce9">
            <text:p>85,641</text:p>
          </table:table-cell>
          <table:table-cell office:value-type="float" office:value="86.25" table:style-name="ce9">
            <text:p>86,25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754640839386596" table:style-name="ce9">
            <text:p>85,755</text:p>
          </table:table-cell>
          <table:table-cell office:value-type="float" office:value="85.888999999999996" table:style-name="ce9">
            <text:p>85,889</text:p>
          </table:table-cell>
          <table:table-cell office:value-type="float" office:value="85.546999999999997" table:style-name="ce9">
            <text:p>85,547</text:p>
          </table:table-cell>
          <table:table-cell office:value-type="float" office:value="85.459000000000003" table:style-name="ce9">
            <text:p>85,459</text:p>
          </table:table-cell>
          <table:table-cell office:value-type="float" office:value="85.687842148792896" table:style-name="ce11">
            <text:p>85,688</text:p>
          </table:table-cell>
          <table:table-cell office:value-type="float" office:value="86.802000000000007" table:style-name="ce9">
            <text:p>86,802</text:p>
          </table:table-cell>
          <table:table-cell office:value-type="float" office:value="87.238" table:style-name="ce9">
            <text:p>87,238</text:p>
          </table:table-cell>
          <table:table-cell office:value-type="float" office:value="86.353999999999999" table:style-name="ce9">
            <text:p>86,354</text:p>
          </table:table-cell>
          <table:table-cell office:value-type="float" office:value="86.0315660145544" table:style-name="ce9">
            <text:p>86,032</text:p>
          </table:table-cell>
          <table:table-cell office:value-type="float" office:value="86.255559356825202" table:style-name="ce9">
            <text:p>86,256</text:p>
          </table:table-cell>
          <table:table-cell office:value-type="float" office:value="86.263000000000005" table:style-name="ce9">
            <text:p>86,263</text:p>
          </table:table-cell>
          <table:table-cell office:value-type="float" office:value="86.254871748391196" table:style-name="ce9">
            <text:p>86,25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6.900753567420196" table:style-name="ce9">
            <text:p>86,901</text:p>
          </table:table-cell>
          <table:table-cell office:value-type="float" office:value="85.292000000000002" table:style-name="ce9">
            <text:p>85,292</text:p>
          </table:table-cell>
          <table:table-cell office:value-type="float" office:value="86.210999999999999" table:style-name="ce9">
            <text:p>86,211</text:p>
          </table:table-cell>
          <table:table-cell office:value-type="float" office:value="85.182000000000002" table:style-name="ce9">
            <text:p>85,182</text:p>
          </table:table-cell>
          <table:table-cell office:value-type="float" office:value="84.842235512476805" table:style-name="ce11">
            <text:p>84,842</text:p>
          </table:table-cell>
          <table:table-cell office:value-type="float" office:value="86.150999999999996" table:style-name="ce9">
            <text:p>86,151</text:p>
          </table:table-cell>
          <table:table-cell office:value-type="float" office:value="87.194999999999993" table:style-name="ce9">
            <text:p>87,195</text:p>
          </table:table-cell>
          <table:table-cell office:value-type="float" office:value="85.587000000000003" table:style-name="ce9">
            <text:p>85,587</text:p>
          </table:table-cell>
          <table:table-cell office:value-type="float" office:value="87.0421823692852" table:style-name="ce9">
            <text:p>87,042</text:p>
          </table:table-cell>
          <table:table-cell office:value-type="float" office:value="81.9777092719943" table:style-name="ce9">
            <text:p>81,978</text:p>
          </table:table-cell>
          <table:table-cell office:value-type="float" office:value="75.668000000000006" table:style-name="ce9">
            <text:p>75,668</text:p>
          </table:table-cell>
          <table:table-cell office:value-type="float" office:value="79.630181926632872" table:style-name="ce9">
            <text:p>79,63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6.921402383134705" table:style-name="ce9">
            <text:p>86,921</text:p>
          </table:table-cell>
          <table:table-cell office:value-type="float" office:value="86.858000000000004" table:style-name="ce9">
            <text:p>86,858</text:p>
          </table:table-cell>
          <table:table-cell office:value-type="float" office:value="86.228999999999999" table:style-name="ce9">
            <text:p>86,229</text:p>
          </table:table-cell>
          <table:table-cell office:value-type="float" office:value="86.441000000000003" table:style-name="ce9">
            <text:p>86,441</text:p>
          </table:table-cell>
          <table:table-cell office:value-type="float" office:value="86.489419424850794" table:style-name="ce11">
            <text:p>86,489</text:p>
          </table:table-cell>
          <table:table-cell office:value-type="float" office:value="87.367999999999995" table:style-name="ce9">
            <text:p>87,368</text:p>
          </table:table-cell>
          <table:table-cell office:value-type="float" office:value="86.861999999999995" table:style-name="ce9">
            <text:p>86,862</text:p>
          </table:table-cell>
          <table:table-cell office:value-type="float" office:value="86.233000000000004" table:style-name="ce9">
            <text:p>86,233</text:p>
          </table:table-cell>
          <table:table-cell office:value-type="float" office:value="86.404032365035107" table:style-name="ce9">
            <text:p>86,404</text:p>
          </table:table-cell>
          <table:table-cell office:value-type="float" office:value="84.044079664810894" table:style-name="ce9">
            <text:p>84,044</text:p>
          </table:table-cell>
          <table:table-cell office:value-type="float" office:value="85.679000000000002" table:style-name="ce9">
            <text:p>85,679</text:p>
          </table:table-cell>
          <table:table-cell office:value-type="float" office:value="85.08299049510569" table:style-name="ce9">
            <text:p>85,08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13.7931034482759" table:style-name="ce9">
            <text:p>13,793</text:p>
          </table:table-cell>
          <table:table-cell office:value-type="float" office:value="7.8949999999999996" table:style-name="ce9">
            <text:p>7,895</text:p>
          </table:table-cell>
          <table:table-cell office:value-type="float" office:value="11.111000000000001" table:style-name="ce9">
            <text:p>11,111</text:p>
          </table:table-cell>
          <table:table-cell office:value-type="float" office:value="9.7219999999999995" table:style-name="ce9">
            <text:p>9,722</text:p>
          </table:table-cell>
          <table:table-cell office:value-type="float" office:value="27.0833333333333" table:style-name="ce11">
            <text:p>27,083</text:p>
          </table:table-cell>
          <table:table-cell office:value-type="float" office:value="5.66" table:style-name="ce9">
            <text:p>5,660</text:p>
          </table:table-cell>
          <table:table-cell office:value-type="float" office:value="25" table:style-name="ce9">
            <text:p>25,000</text:p>
          </table:table-cell>
          <table:table-cell office:value-type="float" office:value="66.667000000000002" table:style-name="ce9">
            <text:p>66,667</text:p>
          </table:table-cell>
          <table:table-cell office:value-type="float" office:value="2.1276595744680802" table:style-name="ce9">
            <text:p>2,128</text:p>
          </table:table-cell>
          <table:table-cell office:value-type="float" office:value="5.2631578947368398" table:style-name="ce9">
            <text:p>5,263</text:p>
          </table:table-cell>
          <table:table-cell office:value-type="float" office:value="66.667000000000002" table:style-name="ce9">
            <text:p>66,667</text:p>
          </table:table-cell>
          <table:table-cell office:value-type="float" office:value="75" table:style-name="ce9">
            <text:p>75,0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080915068708904" table:style-name="ce9">
            <text:p>85,081</text:p>
          </table:table-cell>
          <table:table-cell office:value-type="float" office:value="85.756" table:style-name="ce9">
            <text:p>85,756</text:p>
          </table:table-cell>
          <table:table-cell office:value-type="float" office:value="85.975999999999999" table:style-name="ce9">
            <text:p>85,976</text:p>
          </table:table-cell>
          <table:table-cell office:value-type="float" office:value="85.954999999999998" table:style-name="ce9">
            <text:p>85,955</text:p>
          </table:table-cell>
          <table:table-cell office:value-type="float" office:value="85.628651477966301" table:style-name="ce11">
            <text:p>85,629</text:p>
          </table:table-cell>
          <table:table-cell office:value-type="float" office:value="86.162000000000006" table:style-name="ce9">
            <text:p>86,162</text:p>
          </table:table-cell>
          <table:table-cell office:value-type="float" office:value="85.504999999999995" table:style-name="ce9">
            <text:p>85,505</text:p>
          </table:table-cell>
          <table:table-cell office:value-type="float" office:value="85.367999999999995" table:style-name="ce9">
            <text:p>85,368</text:p>
          </table:table-cell>
          <table:table-cell office:value-type="float" office:value="85.442694187941299" table:style-name="ce9">
            <text:p>85,443</text:p>
          </table:table-cell>
          <table:table-cell office:value-type="float" office:value="85.477317554240599" table:style-name="ce9">
            <text:p>85,477</text:p>
          </table:table-cell>
          <table:table-cell office:value-type="float" office:value="85.445999999999998" table:style-name="ce9">
            <text:p>85,446</text:p>
          </table:table-cell>
          <table:table-cell office:value-type="float" office:value="85.052085512278794" table:style-name="ce9">
            <text:p>85,05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7.457627118644098" table:style-name="ce9">
            <text:p>87,458</text:p>
          </table:table-cell>
          <table:table-cell office:value-type="float" office:value="87.736999999999995" table:style-name="ce9">
            <text:p>87,737</text:p>
          </table:table-cell>
          <table:table-cell office:value-type="float" office:value="87.563000000000002" table:style-name="ce9">
            <text:p>87,563</text:p>
          </table:table-cell>
          <table:table-cell office:value-type="float" office:value="86.82" table:style-name="ce9">
            <text:p>86,820</text:p>
          </table:table-cell>
          <table:table-cell office:value-type="float" office:value="87.491304347826102" table:style-name="ce11">
            <text:p>87,491</text:p>
          </table:table-cell>
          <table:table-cell office:value-type="float" office:value="87.813000000000002" table:style-name="ce9">
            <text:p>87,813</text:p>
          </table:table-cell>
          <table:table-cell office:value-type="float" office:value="87.962000000000003" table:style-name="ce9">
            <text:p>87,962</text:p>
          </table:table-cell>
          <table:table-cell office:value-type="float" office:value="86.22" table:style-name="ce9">
            <text:p>86,220</text:p>
          </table:table-cell>
          <table:table-cell office:value-type="float" office:value="81.691364333162994" table:style-name="ce9">
            <text:p>81,691</text:p>
          </table:table-cell>
          <table:table-cell office:value-type="float" office:value="86.221896804203595" table:style-name="ce9">
            <text:p>86,222</text:p>
          </table:table-cell>
          <table:table-cell office:value-type="float" office:value="86.552000000000007" table:style-name="ce9">
            <text:p>86,552</text:p>
          </table:table-cell>
          <table:table-cell office:value-type="float" office:value="87.821665211361648" table:style-name="ce9">
            <text:p>87,822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11">
            <text:p>100,0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906999999999996" table:style-name="ce9">
            <text:p>99,907</text:p>
          </table:table-cell>
          <table:table-cell office:value-type="float" office:value="99.944999999999993" table:style-name="ce9">
            <text:p>99,945</text:p>
          </table:table-cell>
          <table:table-cell office:value-type="float" office:value="99.959000000000003" table:style-name="ce9">
            <text:p>99,959</text:p>
          </table:table-cell>
          <table:table-cell office:value-type="float" office:value="99.638000000000005" table:style-name="ce9">
            <text:p>99,638</text:p>
          </table:table-cell>
          <table:table-cell office:value-type="float" office:value="99.393000000000001" table:style-name="ce11">
            <text:p>99,393</text:p>
          </table:table-cell>
          <table:table-cell office:value-type="float" office:value="99.433000000000007" table:style-name="ce9">
            <text:p>99,433</text:p>
          </table:table-cell>
          <table:table-cell office:value-type="float" office:value="99.405000000000001" table:style-name="ce9">
            <text:p>99,405</text:p>
          </table:table-cell>
          <table:table-cell office:value-type="float" office:value="99.620999999999995" table:style-name="ce9">
            <text:p>99,621</text:p>
          </table:table-cell>
          <table:table-cell office:value-type="float" office:value="99.623000000000005" table:style-name="ce9">
            <text:p>99,623</text:p>
          </table:table-cell>
          <table:table-cell office:value-type="float" office:value="99.504000000000005" table:style-name="ce9">
            <text:p>99,504</text:p>
          </table:table-cell>
          <table:table-cell office:value-type="float" office:value="99.603999999999999" table:style-name="ce9">
            <text:p>99,604</text:p>
          </table:table-cell>
          <table:table-cell office:value-type="float" office:value="99.483000000000004" table:style-name="ce9">
            <text:p>99,48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Taxa de Respondidas no Período</text:p>
          </table:table-cell>
          <table:table-cell office:value-type="float" office:value="97.119" table:style-name="ce9">
            <text:p>97,119</text:p>
          </table:table-cell>
          <table:table-cell office:value-type="float" office:value="97.512" table:style-name="ce9">
            <text:p>97,512</text:p>
          </table:table-cell>
          <table:table-cell office:value-type="float" office:value="98.608000000000004" table:style-name="ce9">
            <text:p>98,608</text:p>
          </table:table-cell>
          <table:table-cell office:value-type="float" office:value="99.83" table:style-name="ce9">
            <text:p>99,830</text:p>
          </table:table-cell>
          <table:table-cell office:value-type="float" office:value="99.816999999999993" table:style-name="ce11">
            <text:p>99,817</text:p>
          </table:table-cell>
          <table:table-cell office:value-type="float" office:value="99.869" table:style-name="ce9">
            <text:p>99,869</text:p>
          </table:table-cell>
          <table:table-cell office:value-type="float" office:value="99.614999999999995" table:style-name="ce9">
            <text:p>99,615</text:p>
          </table:table-cell>
          <table:table-cell office:value-type="float" office:value="99.751999999999995" table:style-name="ce9">
            <text:p>99,752</text:p>
          </table:table-cell>
          <table:table-cell office:value-type="float" office:value="99.572000000000003" table:style-name="ce9">
            <text:p>99,572</text:p>
          </table:table-cell>
          <table:table-cell office:value-type="float" office:value="99.768000000000001" table:style-name="ce9">
            <text:p>99,768</text:p>
          </table:table-cell>
          <table:table-cell office:value-type="float" office:value="99.906000000000006" table:style-name="ce9">
            <text:p>99,906</text:p>
          </table:table-cell>
          <table:table-cell office:value-type="float" office:value="100" table:style-name="ce9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724999999999994" table:style-name="ce9">
            <text:p>99,725</text:p>
          </table:table-cell>
          <table:table-cell office:value-type="float" office:value="99.739000000000004" table:style-name="ce9">
            <text:p>99,739</text:p>
          </table:table-cell>
          <table:table-cell office:value-type="float" office:value="99.694999999999993" table:style-name="ce9">
            <text:p>99,695</text:p>
          </table:table-cell>
          <table:table-cell office:value-type="float" office:value="99.78" table:style-name="ce9">
            <text:p>99,780</text:p>
          </table:table-cell>
          <table:table-cell office:value-type="float" office:value="99.701999999999998" table:style-name="ce11">
            <text:p>99,702</text:p>
          </table:table-cell>
          <table:table-cell office:value-type="float" office:value="99.825000000000003" table:style-name="ce9">
            <text:p>99,825</text:p>
          </table:table-cell>
          <table:table-cell office:value-type="float" office:value="99.742000000000004" table:style-name="ce9">
            <text:p>99,742</text:p>
          </table:table-cell>
          <table:table-cell office:value-type="float" office:value="99.710999999999999" table:style-name="ce9">
            <text:p>99,711</text:p>
          </table:table-cell>
          <table:table-cell office:value-type="float" office:value="99.861000000000004" table:style-name="ce9">
            <text:p>99,861</text:p>
          </table:table-cell>
          <table:table-cell office:value-type="float" office:value="99.778000000000006" table:style-name="ce9">
            <text:p>99,778</text:p>
          </table:table-cell>
          <table:table-cell office:value-type="float" office:value="99.781999999999996" table:style-name="ce9">
            <text:p>99,782</text:p>
          </table:table-cell>
          <table:table-cell office:value-type="float" office:value="99.787999999999997" table:style-name="ce9">
            <text:p>99,78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spondidas no Período</text:p>
          </table:table-cell>
          <table:table-cell office:value-type="float" office:value="12.121" table:style-name="ce9">
            <text:p>12,121</text:p>
          </table:table-cell>
          <table:table-cell office:value-type="float" office:value="15.151999999999999" table:style-name="ce9">
            <text:p>15,152</text:p>
          </table:table-cell>
          <table:table-cell office:value-type="float" office:value="24.419" table:style-name="ce9">
            <text:p>24,419</text:p>
          </table:table-cell>
          <table:table-cell office:value-type="float" office:value="22.321000000000002" table:style-name="ce9">
            <text:p>22,321</text:p>
          </table:table-cell>
          <table:table-cell office:value-type="float" office:value="16.234000000000002" table:style-name="ce11">
            <text:p>16,234</text:p>
          </table:table-cell>
          <table:table-cell office:value-type="float" office:value="14.634" table:style-name="ce9">
            <text:p>14,634</text:p>
          </table:table-cell>
          <table:table-cell office:value-type="float" office:value="10.465" table:style-name="ce9">
            <text:p>10,465</text:p>
          </table:table-cell>
          <table:table-cell office:value-type="float" office:value="9.5239999999999991" table:style-name="ce9">
            <text:p>9,524</text:p>
          </table:table-cell>
          <table:table-cell office:value-type="float" office:value="10" table:style-name="ce9">
            <text:p>10,000</text:p>
          </table:table-cell>
          <table:table-cell office:value-type="float" office:value="6.931" table:style-name="ce9">
            <text:p>6,931</text:p>
          </table:table-cell>
          <table:table-cell office:value-type="float" office:value="7.407" table:style-name="ce9">
            <text:p>7,407</text:p>
          </table:table-cell>
          <table:table-cell office:value-type="float" office:value="8.1479999999999997" table:style-name="ce9">
            <text:p>8,14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992000000000004" table:style-name="ce9">
            <text:p>99,992</text:p>
          </table:table-cell>
          <table:table-cell office:value-type="float" office:value="99.903000000000006" table:style-name="ce9">
            <text:p>99,903</text:p>
          </table:table-cell>
          <table:table-cell office:value-type="float" office:value="99.793000000000006" table:style-name="ce9">
            <text:p>99,793</text:p>
          </table:table-cell>
          <table:table-cell office:value-type="float" office:value="99.804000000000002" table:style-name="ce9">
            <text:p>99,804</text:p>
          </table:table-cell>
          <table:table-cell office:value-type="float" office:value="99.772000000000006" table:style-name="ce11">
            <text:p>99,772</text:p>
          </table:table-cell>
          <table:table-cell office:value-type="float" office:value="99.751999999999995" table:style-name="ce9">
            <text:p>99,752</text:p>
          </table:table-cell>
          <table:table-cell office:value-type="float" office:value="99.739000000000004" table:style-name="ce9">
            <text:p>99,739</text:p>
          </table:table-cell>
          <table:table-cell office:value-type="float" office:value="99.715000000000003" table:style-name="ce9">
            <text:p>99,715</text:p>
          </table:table-cell>
          <table:table-cell office:value-type="float" office:value="99.707999999999998" table:style-name="ce9">
            <text:p>99,708</text:p>
          </table:table-cell>
          <table:table-cell office:value-type="float" office:value="99.653999999999996" table:style-name="ce9">
            <text:p>99,654</text:p>
          </table:table-cell>
          <table:table-cell office:value-type="float" office:value="99.71" table:style-name="ce9">
            <text:p>99,710</text:p>
          </table:table-cell>
          <table:table-cell office:value-type="float" office:value="99.771000000000001" table:style-name="ce9">
            <text:p>99,77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811000000000007" table:style-name="ce9">
            <text:p>99,811</text:p>
          </table:table-cell>
          <table:table-cell office:value-type="float" office:value="99.911000000000001" table:style-name="ce9">
            <text:p>99,911</text:p>
          </table:table-cell>
          <table:table-cell office:value-type="float" office:value="99.936999999999998" table:style-name="ce9">
            <text:p>99,937</text:p>
          </table:table-cell>
          <table:table-cell office:value-type="float" office:value="99.945999999999998" table:style-name="ce9">
            <text:p>99,946</text:p>
          </table:table-cell>
          <table:table-cell office:value-type="float" office:value="99.775000000000006" table:style-name="ce11">
            <text:p>99,775</text:p>
          </table:table-cell>
          <table:table-cell office:value-type="float" office:value="99.698999999999998" table:style-name="ce9">
            <text:p>99,699</text:p>
          </table:table-cell>
          <table:table-cell office:value-type="float" office:value="99.844999999999999" table:style-name="ce9">
            <text:p>99,845</text:p>
          </table:table-cell>
          <table:table-cell office:value-type="float" office:value="99.903999999999996" table:style-name="ce9">
            <text:p>99,904</text:p>
          </table:table-cell>
          <table:table-cell office:value-type="float" office:value="99.867999999999995" table:style-name="ce9">
            <text:p>99,868</text:p>
          </table:table-cell>
          <table:table-cell office:value-type="float" office:value="99.846999999999994" table:style-name="ce9">
            <text:p>99,847</text:p>
          </table:table-cell>
          <table:table-cell office:value-type="float" office:value="99.835999999999999" table:style-name="ce9">
            <text:p>99,836</text:p>
          </table:table-cell>
          <table:table-cell office:value-type="float" office:value="99.867000000000004" table:style-name="ce9">
            <text:p>99,867</text:p>
          </table:table-cell>
          <table:table-cell table:number-columns-repeated="16370"/>
        </table:table-row>
        <table:table-row table:style-name="ro2">
          <table:table-cell table:number-columns-repeated="2" table:style-name="ce1"/>
          <table:table-cell table:number-columns-repeated="12" table:style-name="ce15"/>
          <table:table-cell table:number-columns-repeated="16370"/>
        </table:table-row>
        <table:table-row table:number-rows-repeated="10484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/>
    </number:number-style>
    <number:number-style style:name="N37">
      <number:number number:decimal-places="3" number:min-integer-digits="1" number:grouping="true"/>
    </number:number-style>
    <number:date-style style:name="N38" number:language="pt" number:country="BR">
      <number:month number:textual="true"/>
      <number:text>/</number:text>
      <number:year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 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1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1P0"/>
    </number:currency-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BuiltIn_Comma" style:family="table-cell" style:data-style-name="N4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uigy de Freitas</meta:initial-creator>
    <dc:creator>Windows User</dc:creator>
    <meta:creation-date>2014-01-29T16:04:22Z</meta:creation-date>
    <dc:date>2019-02-25T12:51:53Z</dc:date>
    <meta:print-date>2015-03-26T18:24:48Z</meta:print-date>
    <meta:editing-cycles>21</meta:editing-cycles>
    <meta:editing-duration>PT5781S</meta:editing-duration>
    <meta:user-defined meta:name="ContentTypeId">0x0101002A45CBFE0405274DA36A8417DAB47682</meta:user-defined>
  </office:meta>
</office:document-meta>
</file>